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8000000288CD61032B254C3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4222in" table:align="left"/>
    </style:style>
    <style:style style:name="Table1.A" style:family="table-column">
      <style:table-column-properties style:column-width="0.4993in"/>
    </style:style>
    <style:style style:name="Table1.B" style:family="table-column">
      <style:table-column-properties style:column-width="1.5847in"/>
    </style:style>
    <style:style style:name="Table1.C" style:family="table-column">
      <style:table-column-properties style:column-width="1.3382in"/>
    </style:style>
    <style:style style:name="Table1.A1" style:family="table-cell">
      <style:table-cell-properties style:vertical-align="middle" fo:padding="0.0194in" fo:border="none"/>
    </style:style>
    <style:style style:name="Table2" style:family="table">
      <style:table-properties style:width="0.2056in" table:align="left"/>
    </style:style>
    <style:style style:name="Table2.A" style:family="table-column">
      <style:table-column-properties style:column-width="0.0986in"/>
    </style:style>
    <style:style style:name="Table2.B" style:family="table-column">
      <style:table-column-properties style:column-width="0.1069in"/>
    </style:style>
    <style:style style:name="Table2.A1" style:family="table-cell">
      <style:table-cell-properties style:vertical-align="middle" fo:padding="0.0194in" fo:border="none"/>
    </style:style>
    <style:style style:name="Table2.B2" style:family="table-cell">
      <style:table-cell-properties fo:padding="0.0194in" fo:border="none"/>
    </style:style>
    <style:style style:name="Table3" style:family="table">
      <style:table-properties style:width="2.3688in" table:align="left"/>
    </style:style>
    <style:style style:name="Table3.A" style:family="table-column">
      <style:table-column-properties style:column-width="0.7104in"/>
    </style:style>
    <style:style style:name="Table3.B" style:family="table-column">
      <style:table-column-properties style:column-width="1.5514in"/>
    </style:style>
    <style:style style:name="Table3.C" style:family="table-column">
      <style:table-column-properties style:column-width="0.1069in"/>
    </style:style>
    <style:style style:name="Table3.A1" style:family="table-cell">
      <style:table-cell-properties style:vertical-align="middle" fo:padding="0.0194in" fo:border="none"/>
    </style:style>
    <style:style style:name="Table3.B2" style:family="table-cell">
      <style:table-cell-properties fo:padding="0.0194in" fo:border="none"/>
    </style:style>
    <style:style style:name="Table4" style:family="table">
      <style:table-properties style:width="2.534in" table:align="left"/>
    </style:style>
    <style:style style:name="Table4.A" style:family="table-column">
      <style:table-column-properties style:column-width="1.0028in"/>
    </style:style>
    <style:style style:name="Table4.B" style:family="table-column">
      <style:table-column-properties style:column-width="1.4243in"/>
    </style:style>
    <style:style style:name="Table4.C" style:family="table-column">
      <style:table-column-properties style:column-width="0.1069in"/>
    </style:style>
    <style:style style:name="Table4.A1" style:family="table-cell">
      <style:table-cell-properties style:vertical-align="middle" fo:padding="0.0194in" fo:border="none"/>
    </style:style>
    <style:style style:name="Table4.B2" style:family="table-cell">
      <style:table-cell-properties fo:padding="0.0194in" fo:border="none"/>
    </style:style>
    <style:style style:name="Table5" style:family="table">
      <style:table-properties style:width="4.85in" table:align="left"/>
    </style:style>
    <style:style style:name="Table5.A" style:family="table-column">
      <style:table-column-properties style:column-width="1.8257in"/>
    </style:style>
    <style:style style:name="Table5.B" style:family="table-column">
      <style:table-column-properties style:column-width="2.9174in"/>
    </style:style>
    <style:style style:name="Table5.C" style:family="table-column">
      <style:table-column-properties style:column-width="0.1069in"/>
    </style:style>
    <style:style style:name="Table5.A1" style:family="table-cell">
      <style:table-cell-properties style:vertical-align="middle" fo:padding="0.0194in" fo:border="none"/>
    </style:style>
    <style:style style:name="Table5.B2" style:family="table-cell">
      <style:table-cell-properties fo:padding="0.0194in" fo:border="none"/>
    </style:style>
    <style:style style:name="Table6" style:family="table">
      <style:table-properties style:width="1.8917in" table:align="left"/>
    </style:style>
    <style:style style:name="Table6.A" style:family="table-column">
      <style:table-column-properties style:column-width="0.7715in"/>
    </style:style>
    <style:style style:name="Table6.B" style:family="table-column">
      <style:table-column-properties style:column-width="1.0132in"/>
    </style:style>
    <style:style style:name="Table6.C" style:family="table-column">
      <style:table-column-properties style:column-width="0.1069in"/>
    </style:style>
    <style:style style:name="Table6.A1" style:family="table-cell">
      <style:table-cell-properties style:vertical-align="middle" fo:padding="0.0194in" fo:border="none"/>
    </style:style>
    <style:style style:name="Table6.B2" style:family="table-cell">
      <style:table-cell-properties fo:padding="0.0194in" fo:border="none"/>
    </style:style>
    <style:style style:name="Table7" style:family="table">
      <style:table-properties style:width="3.7826in" table:align="left"/>
    </style:style>
    <style:style style:name="Table7.A" style:family="table-column">
      <style:table-column-properties style:column-width="1.8917in"/>
    </style:style>
    <style:style style:name="Table7.B" style:family="table-column">
      <style:table-column-properties style:column-width="1.784in"/>
    </style:style>
    <style:style style:name="Table7.C" style:family="table-column">
      <style:table-column-properties style:column-width="0.1069in"/>
    </style:style>
    <style:style style:name="Table7.A1" style:family="table-cell">
      <style:table-cell-properties style:vertical-align="middle" fo:padding="0.0194in" fo:border="none"/>
    </style:style>
    <style:style style:name="Table7.B2" style:family="table-cell">
      <style:table-cell-properties fo:padding="0.0194in" fo:border="none"/>
    </style:style>
    <style:style style:name="Table8" style:family="table">
      <style:table-properties style:width="3.8993in" table:align="left"/>
    </style:style>
    <style:style style:name="Table8.A" style:family="table-column">
      <style:table-column-properties style:column-width="1.641in"/>
    </style:style>
    <style:style style:name="Table8.B" style:family="table-column">
      <style:table-column-properties style:column-width="2.1514in"/>
    </style:style>
    <style:style style:name="Table8.C" style:family="table-column">
      <style:table-column-properties style:column-width="0.1069in"/>
    </style:style>
    <style:style style:name="Table8.A1" style:family="table-cell">
      <style:table-cell-properties style:vertical-align="middle" fo:padding="0.0194in" fo:border="none"/>
    </style:style>
    <style:style style:name="Table8.B2" style:family="table-cell">
      <style:table-cell-properties fo:padding="0.0194in" fo:border="none"/>
    </style:style>
    <style:style style:name="Table9" style:family="table">
      <style:table-properties style:width="2.6993in" table:align="left"/>
    </style:style>
    <style:style style:name="Table9.A" style:family="table-column">
      <style:table-column-properties style:column-width="1.041in"/>
    </style:style>
    <style:style style:name="Table9.B" style:family="table-column">
      <style:table-column-properties style:column-width="1.5514in"/>
    </style:style>
    <style:style style:name="Table9.C" style:family="table-column">
      <style:table-column-properties style:column-width="0.1069in"/>
    </style:style>
    <style:style style:name="Table9.A1" style:family="table-cell">
      <style:table-cell-properties style:vertical-align="middle" fo:padding="0.0194in" fo:border="none"/>
    </style:style>
    <style:style style:name="Table10" style:family="table">
      <style:table-properties style:width="3.241in" table:align="left"/>
    </style:style>
    <style:style style:name="Table10.A" style:family="table-column">
      <style:table-column-properties style:column-width="1.3826in"/>
    </style:style>
    <style:style style:name="Table10.B" style:family="table-column">
      <style:table-column-properties style:column-width="0.8486in"/>
    </style:style>
    <style:style style:name="Table10.C" style:family="table-column">
      <style:table-column-properties style:column-width="1.0097in"/>
    </style:style>
    <style:style style:name="Table10.A1" style:family="table-cell">
      <style:table-cell-properties style:vertical-align="middle" fo:padding="0.0194in" fo:border="none"/>
    </style:style>
    <style:style style:name="Table11" style:family="table">
      <style:table-properties style:width="2.434in" table:align="left"/>
    </style:style>
    <style:style style:name="Table11.A" style:family="table-column">
      <style:table-column-properties style:column-width="0.5917in"/>
    </style:style>
    <style:style style:name="Table11.B" style:family="table-column">
      <style:table-column-properties style:column-width="0.4736in"/>
    </style:style>
    <style:style style:name="Table11.E" style:family="table-column">
      <style:table-column-properties style:column-width="0.4215in"/>
    </style:style>
    <style:style style:name="Table11.A1" style:family="table-cell">
      <style:table-cell-properties style:vertical-align="middle" fo:padding="0.0194in" fo:border="none"/>
    </style:style>
    <style:style style:name="Table12" style:family="table">
      <style:table-properties style:width="2.8701in" table:align="left"/>
    </style:style>
    <style:style style:name="Table12.A" style:family="table-column">
      <style:table-column-properties style:column-width="0.6743in"/>
    </style:style>
    <style:style style:name="Table12.B" style:family="table-column">
      <style:table-column-properties style:column-width="0.9632in"/>
    </style:style>
    <style:style style:name="Table12.C" style:family="table-column">
      <style:table-column-properties style:column-width="1.2326in"/>
    </style:style>
    <style:style style:name="Table12.A1" style:family="table-cell">
      <style:table-cell-properties style:vertical-align="middle" fo:padding="0.0194in" fo:border="none"/>
    </style:style>
    <style:style style:name="Table13" style:family="table">
      <style:table-properties style:width="6.116in" table:align="left"/>
    </style:style>
    <style:style style:name="Table13.A" style:family="table-column">
      <style:table-column-properties style:column-width="1.3826in"/>
    </style:style>
    <style:style style:name="Table13.B" style:family="table-column">
      <style:table-column-properties style:column-width="0.9882in"/>
    </style:style>
    <style:style style:name="Table13.C" style:family="table-column">
      <style:table-column-properties style:column-width="1.3257in"/>
    </style:style>
    <style:style style:name="Table13.D" style:family="table-column">
      <style:table-column-properties style:column-width="2.4194in"/>
    </style:style>
    <style:style style:name="Table13.A1" style:family="table-cell">
      <style:table-cell-properties style:vertical-align="middle" fo:padding="0.0194in" fo:border="none"/>
    </style:style>
    <style:style style:name="Table14" style:family="table">
      <style:table-properties style:width="2.1458in" table:align="left"/>
    </style:style>
    <style:style style:name="Table14.A" style:family="table-column">
      <style:table-column-properties style:column-width="0.9167in"/>
    </style:style>
    <style:style style:name="Table14.B" style:family="table-column">
      <style:table-column-properties style:column-width="1.2292in"/>
    </style:style>
    <style:style style:name="Table14.A1" style:family="table-cell">
      <style:table-cell-properties style:vertical-align="middle" fo:padding="0.0194in" fo:border="none"/>
    </style:style>
    <style:style style:name="Table15" style:family="table">
      <style:table-properties style:width="1.791in" table:align="left"/>
    </style:style>
    <style:style style:name="Table15.A" style:family="table-column">
      <style:table-column-properties style:column-width="0.9167in"/>
    </style:style>
    <style:style style:name="Table15.B" style:family="table-column">
      <style:table-column-properties style:column-width="0.8743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8799in"/>
    </style:style>
    <style:style style:name="Table16.B" style:family="table-column">
      <style:table-column-properties style:column-width="4.3771in"/>
    </style:style>
    <style:style style:name="Table16.C" style:family="table-column">
      <style:table-column-properties style:column-width="1.6681in"/>
    </style:style>
    <style:style style:name="Table16.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1"/>
    <style:style style:name="P7" style:family="paragraph" style:parent-style-name="Text_20_body" style:list-style-name="L12"/>
    <style:style style:name="P8" style:family="paragraph" style:parent-style-name="Text_20_body" style:list-style-name="L21"/>
    <style:style style:name="P9" style:family="paragraph" style:parent-style-name="Text_20_body" style:list-style-name="L22"/>
    <style:style style:name="P10" style:family="paragraph" style:parent-style-name="Text_20_body" style:list-style-name="L28"/>
    <style:style style:name="P11" style:family="paragraph" style:parent-style-name="Text_20_body" style:list-style-name="L30"/>
    <style:style style:name="P12" style:family="paragraph" style:parent-style-name="Text_20_body" style:list-style-name="L31"/>
    <style:style style:name="P13" style:family="paragraph" style:parent-style-name="Text_20_body" style:list-style-name="L32"/>
    <style:style style:name="P14" style:family="paragraph" style:parent-style-name="Text_20_body" style:list-style-name="L35"/>
    <style:style style:name="P15" style:family="paragraph" style:parent-style-name="Text_20_body" style:list-style-name="L36"/>
    <style:style style:name="P16" style:family="paragraph" style:parent-style-name="Text_20_body" style:list-style-name="L43"/>
    <style:style style:name="P17" style:family="paragraph" style:parent-style-name="Text_20_body" style:list-style-name="L46"/>
    <style:style style:name="P18" style:family="paragraph" style:parent-style-name="Text_20_body" style:list-style-name="L47"/>
    <style:style style:name="P19" style:family="paragraph" style:parent-style-name="Text_20_body" style:list-style-name="L48"/>
    <style:style style:name="P20" style:family="paragraph" style:parent-style-name="Text_20_body" style:list-style-name="L50"/>
    <style:style style:name="P21" style:family="paragraph" style:parent-style-name="Text_20_body" style:list-style-name="L51"/>
    <style:style style:name="P22" style:family="paragraph" style:parent-style-name="Text_20_body" style:list-style-name="L52"/>
    <style:style style:name="P23" style:family="paragraph" style:parent-style-name="Text_20_body" style:list-style-name="L57"/>
    <style:style style:name="P24" style:family="paragraph" style:parent-style-name="Text_20_body" style:list-style-name="L57">
      <style:paragraph-properties fo:margin-top="0in" fo:margin-bottom="0in" style:contextual-spacing="false"/>
    </style:style>
    <style:style style:name="P25" style:family="paragraph" style:parent-style-name="Text_20_body">
      <style:paragraph-properties fo:margin-top="0in" fo:margin-bottom="0in" style:contextual-spacing="false"/>
    </style:style>
    <style:style style:name="P26" style:family="paragraph" style:parent-style-name="Text_20_body">
      <style:paragraph-properties fo:margin-left="0.1252in" fo:margin-right="0in" fo:margin-top="0in" fo:margin-bottom="0in" style:contextual-spacing="false" fo:text-indent="0in" style:auto-text-indent="false"/>
    </style:style>
    <style:style style:name="P27" style:family="paragraph" style:parent-style-name="Text_20_body" style:list-style-name="L58">
      <style:paragraph-properties fo:padding="0in" fo:border="none"/>
    </style:style>
    <style:style style:name="P28" style:family="paragraph" style:parent-style-name="Text_20_body" style:list-style-name="L61"/>
    <style:style style:name="P29" style:family="paragraph" style:parent-style-name="Text_20_body" style:list-style-name="L64">
      <style:paragraph-properties fo:margin-top="0in" fo:margin-bottom="0in" style:contextual-spacing="false"/>
    </style:style>
    <style:style style:name="P30" style:family="paragraph" style:parent-style-name="Text_20_body" style:list-style-name="L66">
      <style:paragraph-properties fo:margin-top="0in" fo:margin-bottom="0in" style:contextual-spacing="false"/>
    </style:style>
    <style:style style:name="P31" style:family="paragraph" style:parent-style-name="Text_20_body" style:list-style-name="L68">
      <style:paragraph-properties fo:margin-top="0in" fo:margin-bottom="0in" style:contextual-spacing="false"/>
    </style:style>
    <style:style style:name="P32" style:family="paragraph" style:parent-style-name="Text_20_body" style:list-style-name="L70">
      <style:paragraph-properties fo:margin-top="0in" fo:margin-bottom="0in" style:contextual-spacing="false"/>
    </style:style>
    <style:style style:name="P33" style:family="paragraph" style:parent-style-name="Text_20_body" style:list-style-name="L72">
      <style:paragraph-properties fo:margin-top="0in" fo:margin-bottom="0in" style:contextual-spacing="false"/>
    </style:style>
    <style:style style:name="P34" style:family="paragraph" style:parent-style-name="Text_20_body" style:list-style-name="L74">
      <style:paragraph-properties fo:margin-top="0in" fo:margin-bottom="0in" style:contextual-spacing="false"/>
    </style:style>
    <style:style style:name="P35" style:family="paragraph" style:parent-style-name="Text_20_body" style:list-style-name="L76"/>
    <style:style style:name="P36" style:family="paragraph" style:parent-style-name="Text_20_body" style:list-style-name="L77"/>
    <style:style style:name="P37" style:family="paragraph" style:parent-style-name="Text_20_body" style:list-style-name="L78">
      <style:paragraph-properties fo:margin-top="0in" fo:margin-bottom="0in" style:contextual-spacing="false"/>
    </style:style>
    <style:style style:name="P38" style:family="paragraph" style:parent-style-name="Text_20_body" style:list-style-name="L80"/>
    <style:style style:name="P39" style:family="paragraph" style:parent-style-name="Text_20_body" style:list-style-name="L81"/>
    <style:style style:name="P40" style:family="paragraph" style:parent-style-name="Text_20_body" style:list-style-name="L81">
      <style:paragraph-properties fo:margin-top="0in" fo:margin-bottom="0in" style:contextual-spacing="false"/>
    </style:style>
    <style:style style:name="P41" style:family="paragraph" style:parent-style-name="Text_20_body" style:list-style-name="L82"/>
    <style:style style:name="P42" style:family="paragraph" style:parent-style-name="Text_20_body" style:list-style-name="L82">
      <style:paragraph-properties fo:margin-top="0in" fo:margin-bottom="0in" style:contextual-spacing="false"/>
    </style:style>
    <style:style style:name="P43" style:family="paragraph" style:parent-style-name="Text_20_body" style:list-style-name="L83"/>
    <style:style style:name="P44" style:family="paragraph" style:parent-style-name="Text_20_body" style:list-style-name="L83">
      <style:paragraph-properties fo:margin-top="0in" fo:margin-bottom="0in" style:contextual-spacing="false"/>
    </style:style>
    <style:style style:name="P45" style:family="paragraph" style:parent-style-name="Text_20_body" style:list-style-name="L84"/>
    <style:style style:name="P46" style:family="paragraph" style:parent-style-name="Text_20_body" style:list-style-name="L84">
      <style:paragraph-properties fo:margin-top="0in" fo:margin-bottom="0in" style:contextual-spacing="false"/>
    </style:style>
    <style:style style:name="P47" style:family="paragraph" style:parent-style-name="Text_20_body" style:list-style-name="L85"/>
    <style:style style:name="P48" style:family="paragraph" style:parent-style-name="Text_20_body" style:list-style-name="L85">
      <style:paragraph-properties fo:margin-top="0in" fo:margin-bottom="0in" style:contextual-spacing="false"/>
    </style:style>
    <style:style style:name="P49" style:family="paragraph" style:parent-style-name="Text_20_body" style:list-style-name="L86"/>
    <style:style style:name="P50" style:family="paragraph" style:parent-style-name="Text_20_body" style:list-style-name="L86">
      <style:paragraph-properties fo:margin-top="0in" fo:margin-bottom="0in" style:contextual-spacing="false"/>
    </style:style>
    <style:style style:name="P51" style:family="paragraph" style:parent-style-name="Text_20_body" style:list-style-name="L87"/>
    <style:style style:name="P52" style:family="paragraph" style:parent-style-name="Text_20_body" style:list-style-name="L87">
      <style:paragraph-properties fo:margin-top="0in" fo:margin-bottom="0in" style:contextual-spacing="false"/>
    </style:style>
    <style:style style:name="P53" style:family="paragraph" style:parent-style-name="Text_20_body" style:list-style-name="L88"/>
    <style:style style:name="P54" style:family="paragraph" style:parent-style-name="Text_20_body" style:list-style-name="L88">
      <style:paragraph-properties fo:margin-top="0in" fo:margin-bottom="0in" style:contextual-spacing="false"/>
    </style:style>
    <style:style style:name="P55" style:family="paragraph" style:parent-style-name="Text_20_body" style:list-style-name="L89"/>
    <style:style style:name="P56" style:family="paragraph" style:parent-style-name="Text_20_body" style:list-style-name="L89">
      <style:paragraph-properties fo:margin-top="0in" fo:margin-bottom="0in" style:contextual-spacing="false"/>
    </style:style>
    <style:style style:name="P57" style:family="paragraph" style:parent-style-name="Text_20_body" style:list-style-name="L90"/>
    <style:style style:name="P58" style:family="paragraph" style:parent-style-name="Text_20_body" style:list-style-name="L90">
      <style:paragraph-properties fo:margin-top="0in" fo:margin-bottom="0in" style:contextual-spacing="false"/>
    </style:style>
    <style:style style:name="P59" style:family="paragraph" style:parent-style-name="Text_20_body" style:list-style-name="L91"/>
    <style:style style:name="P60" style:family="paragraph" style:parent-style-name="Text_20_body" style:list-style-name="L91">
      <style:paragraph-properties fo:margin-top="0in" fo:margin-bottom="0in" style:contextual-spacing="false"/>
    </style:style>
    <style:style style:name="P61" style:family="paragraph" style:parent-style-name="Text_20_body" style:list-style-name="L92"/>
    <style:style style:name="P62" style:family="paragraph" style:parent-style-name="Text_20_body" style:list-style-name="L93"/>
    <style:style style:name="P63" style:family="paragraph" style:parent-style-name="Text_20_body" style:list-style-name="L93">
      <style:paragraph-properties fo:margin-top="0in" fo:margin-bottom="0in" style:contextual-spacing="false"/>
    </style:style>
    <style:style style:name="P64" style:family="paragraph" style:parent-style-name="Text_20_body" style:list-style-name="L94"/>
    <style:style style:name="P65" style:family="paragraph" style:parent-style-name="Text_20_body" style:list-style-name="L94">
      <style:paragraph-properties fo:margin-top="0in" fo:margin-bottom="0in" style:contextual-spacing="false"/>
    </style:style>
    <style:style style:name="P66" style:family="paragraph" style:parent-style-name="Text_20_body" style:list-style-name="L95"/>
    <style:style style:name="P67" style:family="paragraph" style:parent-style-name="Text_20_body" style:list-style-name="L96"/>
    <style:style style:name="P68" style:family="paragraph" style:parent-style-name="Text_20_body" style:list-style-name="L97"/>
    <style:style style:name="P69" style:family="paragraph" style:parent-style-name="Text_20_body" style:list-style-name="L98"/>
    <style:style style:name="P70" style:family="paragraph" style:parent-style-name="Text_20_body" style:list-style-name="L99"/>
    <style:style style:name="P71" style:family="paragraph" style:parent-style-name="Text_20_body" style:list-style-name="L100"/>
    <style:style style:name="P72" style:family="paragraph" style:parent-style-name="Text_20_body" style:list-style-name="L101"/>
    <style:style style:name="P73" style:family="paragraph" style:parent-style-name="Text_20_body" style:list-style-name="L101">
      <style:paragraph-properties fo:margin-top="0in" fo:margin-bottom="0in" style:contextual-spacing="false"/>
    </style:style>
    <style:style style:name="P74" style:family="paragraph" style:parent-style-name="Text_20_body" style:list-style-name="L102"/>
    <style:style style:name="P75" style:family="paragraph" style:parent-style-name="Text_20_body" style:list-style-name="L102">
      <style:paragraph-properties fo:margin-top="0in" fo:margin-bottom="0in" style:contextual-spacing="false"/>
    </style:style>
    <style:style style:name="P76" style:family="paragraph" style:parent-style-name="Text_20_body" style:list-style-name="L103"/>
    <style:style style:name="P77" style:family="paragraph" style:parent-style-name="Text_20_body" style:list-style-name="L104"/>
    <style:style style:name="P78" style:family="paragraph" style:parent-style-name="Text_20_body" style:list-style-name="L105"/>
    <style:style style:name="P79" style:family="paragraph" style:parent-style-name="Text_20_body" style:list-style-name="L106"/>
    <style:style style:name="P80" style:family="paragraph" style:parent-style-name="Text_20_body" style:list-style-name="L106">
      <style:paragraph-properties fo:margin-top="0in" fo:margin-bottom="0in" style:contextual-spacing="false"/>
    </style:style>
    <style:style style:name="P81" style:family="paragraph" style:parent-style-name="Text_20_body" style:list-style-name="L109"/>
    <style:style style:name="T1" style:family="text"/>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code-tab"/></text:p>
      <text:list xml:id="list4147656182" text:style-name="L64">
        <text:list-item>
          <text:p text:style-name="P29"><text:bookmark text:name="code-tab1"/><text:a xlink:type="simple" xlink:href="https://github.com/las-nish/NASM-Assembly-Collection" text:style-name="Internet_20_link" text:visited-style-name="Visited_20_Internet_20_Link">Code </text:a></text:p>
        </text:list-item>
      </text:list>
      <text:list xml:id="list2554631275" text:style-name="L66">
        <text:list-item>
          <text:p text:style-name="P30"><text:bookmark text:name="issues-tab"/><text:a xlink:type="simple" xlink:href="https://github.com/las-nish/NASM-Assembly-Collection/issues" text:style-name="Internet_20_link" text:visited-style-name="Visited_20_Internet_20_Link">Issues </text:a></text:p>
        </text:list-item>
      </text:list>
      <text:list xml:id="list4133958984" text:style-name="L68">
        <text:list-item>
          <text:p text:style-name="P31"><text:bookmark text:name="pull-requests-tab"/><text:a xlink:type="simple" xlink:href="https://github.com/las-nish/NASM-Assembly-Collection/pulls" text:style-name="Internet_20_link" text:visited-style-name="Visited_20_Internet_20_Link">Pull requests </text:a></text:p>
        </text:list-item>
      </text:list>
      <text:list xml:id="list1844693118" text:style-name="L70">
        <text:list-item>
          <text:p text:style-name="P32"><text:bookmark text:name="actions-tab"/><text:a xlink:type="simple" xlink:href="https://github.com/las-nish/NASM-Assembly-Collection/actions" text:style-name="Internet_20_link" text:visited-style-name="Visited_20_Internet_20_Link">Actions </text:a></text:p>
        </text:list-item>
      </text:list>
      <text:list xml:id="list2307156601" text:style-name="L72">
        <text:list-item>
          <text:p text:style-name="P33"><text:bookmark text:name="projects-tab"/><text:a xlink:type="simple" xlink:href="https://github.com/las-nish/NASM-Assembly-Collection/projects" text:style-name="Internet_20_link" text:visited-style-name="Visited_20_Internet_20_Link">Projects </text:a></text:p>
        </text:list-item>
      </text:list>
      <text:list xml:id="list4014490883" text:style-name="L74">
        <text:list-item>
          <text:p text:style-name="P34"><text:bookmark text:name="security-tab"/><text:a xlink:type="simple" xlink:href="https://github.com/las-nish/NASM-Assembly-Collection/security" text:style-name="Internet_20_link" text:visited-style-name="Visited_20_Internet_20_Link">Security </text:a></text:p>
        </text:list-item>
      </text:list>
      <text:list xml:id="list914139106" text:style-name="L76">
        <text:list-item>
          <text:p text:style-name="P35"><text:bookmark text:name="insights-tab"/><text:a xlink:type="simple" xlink:href="https://github.com/las-nish/NASM-Assembly-Collection/pulse" text:style-name="Internet_20_link" text:visited-style-name="Visited_20_Internet_20_Link">Insights </text:a></text:p>
        </text:list-item>
      </text:list>
      <text:section text:style-name="Sect1" text:name="Section2">
        <text:p text:style-name="Text_20_body"><text:bookmark text:name="repository-container-header"/></text:p>
      </text:section>
      <text:section text:style-name="Sect1" text:name="repo-content-pjax-container">
        <text:h text:style-name="Heading_20_1" text:outline-level="1">las-nish/NASM-Assembly-Collection</text:h>
      </text:section>
      <text:p text:style-name="P2"><text:bookmark text:name=":r2:"/><text:bookmark text:name=":r3:"/></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Last commit message</text:p>
            </table:table-cell>
            <table:table-cell table:style-name="Table1.A1" office:value-type="string">
              <text:p text:style-name="Table_20_Heading">Last commit date</text:p>
            </table:table-cell>
          </table:table-row>
        </table:table-header-rows>
        <table:table-row>
          <table:table-cell table:style-name="Table1.A1" table:number-columns-spanned="3" office:value-type="string">
            <text:p text:style-name="P3"/>
          </table:table-cell>
          <table:covered-table-cell/>
          <table:covered-table-cell/>
        </table:table-row>
      </table:table>
      <text:p text:style-name="P25"><draw:a xlink:type="simple" xlink:href="https://github.com/las-nish"><draw:frame draw:style-name="fr1" draw:name="Image1" text:anchor-type="as-char" svg:width="0.2291in" svg:height="0.2291in" draw:z-index="0"><draw:image xlink:href="Pictures/1000000000000028000000288CD61032B254C328.png" xlink:type="simple" xlink:show="embed" xlink:actuate="onLoad" draw:mime-type="image/png"/><svg:title>las-nish</svg:title></draw:frame></draw:a><text:a xlink:type="simple" xlink:href="https://github.com/las-nish/NASM-Assembly-Collection/commits?author=las-nish" text:style-name="Internet_20_link" text:visited-style-name="Visited_20_Internet_20_Link">las-nish</text:a></text:p>
      <text:p text:style-name="P25"><text:a xlink:type="simple" xlink:href="https://github.com/las-nish/NASM-Assembly-Collection/commit/f8e8b23ea3f298f1c95c3d4426f21e96ca6dec07" text:style-name="Internet_20_link" text:visited-style-name="Visited_20_Internet_20_Link">Update README.md</text:a></text:p>
      <text:p text:style-name="P25"><text:a xlink:type="simple" xlink:href="https://github.com/las-nish/NASM-Assembly-Collection/commit/f8e8b23ea3f298f1c95c3d4426f21e96ca6dec07" text:style-name="Internet_20_link" text:visited-style-name="Visited_20_Internet_20_Link">f8e8b23</text:a> · </text:p>
      <table:table table:name="Table2" table:style-name="Table2">
        <table:table-column table:style-name="Table2.A"/>
        <table:table-column table:style-name="Table2.B"/>
        <table:table-row>
          <table:table-cell table:style-name="Table2.A1" table:number-columns-spanned="2" office:value-type="string">
            <text:p text:style-name="P3"><text:bookmark text:name="folder-row-0"/></text:p>
          </table:table-cell>
          <table:covered-table-cell/>
        </table:table-row>
        <table:table-row>
          <table:table-cell table:style-name="Table2.A1" office:value-type="string">
            <text:p text:style-name="P3"/>
          </table:table-cell>
          <table:table-cell table:style-name="Table2.B2" office:value-type="string">
            <text:p text:style-name="P3"/>
          </table:table-cell>
        </table:table-row>
      </table:table>
      <text:p text:style-name="P2"><text:bookmark text:name="folder-row-01"/></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a xlink:type="simple" xlink:href="https://github.com/las-nish/NASM-Assembly-Collection/tree/main/Compiler" text:style-name="Internet_20_link" text:visited-style-name="Visited_20_Internet_20_Link">Compiler</text:a></text:p>
          </table:table-cell>
          <table:table-cell table:style-name="Table3.A1" office:value-type="string">
            <text:p text:style-name="Table_20_Contents"><text:a xlink:type="simple" xlink:href="https://github.com/las-nish/NASM-Assembly-Collection/commit/f8e8b23ea3f298f1c95c3d4426f21e96ca6dec07" text:style-name="Internet_20_link" text:visited-style-name="Visited_20_Internet_20_Link">Update README.md</text:a></text:p>
          </table:table-cell>
          <table:table-cell table:style-name="Table3.A1" office:value-type="string">
            <text:p text:style-name="P3"><text:bookmark text:name="folder-row-1"/></text:p>
          </table:table-cell>
        </table:table-row>
        <table:table-row>
          <table:table-cell table:style-name="Table3.A1" office:value-type="string">
            <text:p text:style-name="P3"/>
          </table:table-cell>
          <table:table-cell table:style-name="Table3.B2" table:number-columns-spanned="2" office:value-type="string">
            <text:p text:style-name="P3"/>
          </table:table-cell>
          <table:covered-table-cell/>
        </table:table-row>
      </table:table>
      <text:p text:style-name="P2"><text:bookmark text:name="folder-row-11"/></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a xlink:type="simple" xlink:href="https://github.com/las-nish/NASM-Assembly-Collection/tree/main/Source%20Codes" text:style-name="Internet_20_link" text:visited-style-name="Visited_20_Internet_20_Link">Source Codes</text:a></text:p>
          </table:table-cell>
          <table:table-cell table:style-name="Table4.A1" office:value-type="string">
            <text:p text:style-name="Table_20_Contents"><text:a xlink:type="simple" xlink:href="https://github.com/las-nish/NASM-Assembly-Collection/commit/975899cfb667b1a5fb05476ce6861734c776ab8d" text:style-name="Internet_20_link" text:visited-style-name="Visited_20_Internet_20_Link">Add files via upload</text:a></text:p>
          </table:table-cell>
          <table:table-cell table:style-name="Table4.A1" office:value-type="string">
            <text:p text:style-name="P3"><text:bookmark text:name="folder-row-2"/></text:p>
          </table:table-cell>
        </table:table-row>
        <table:table-row>
          <table:table-cell table:style-name="Table4.A1" office:value-type="string">
            <text:p text:style-name="P3"/>
          </table:table-cell>
          <table:table-cell table:style-name="Table4.B2" table:number-columns-spanned="2" office:value-type="string">
            <text:p text:style-name="P3"/>
          </table:table-cell>
          <table:covered-table-cell/>
        </table:table-row>
      </table:table>
      <text:p text:style-name="P2"><text:bookmark text:name="folder-row-21"/></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a xlink:type="simple" xlink:href="https://github.com/las-nish/NASM-Assembly-Collection/blob/main/Configure%20SASM%20IDE.md" text:style-name="Internet_20_link" text:visited-style-name="Visited_20_Internet_20_Link">Configure SASM IDE.md</text:a></text:p>
          </table:table-cell>
          <table:table-cell table:style-name="Table5.A1" office:value-type="string">
            <text:p text:style-name="Table_20_Contents"><text:a xlink:type="simple" xlink:href="https://github.com/las-nish/NASM-Assembly-Collection/commit/105412ecf172fc0007304198bb2de3a7ca3a3fe3" text:style-name="Internet_20_link" text:visited-style-name="Visited_20_Internet_20_Link">Create SASM IDE Configuration IDE File</text:a></text:p>
          </table:table-cell>
          <table:table-cell table:style-name="Table5.A1" office:value-type="string">
            <text:p text:style-name="P3"><text:bookmark text:name="folder-row-3"/></text:p>
          </table:table-cell>
        </table:table-row>
        <table:table-row>
          <table:table-cell table:style-name="Table5.A1" office:value-type="string">
            <text:p text:style-name="P3"/>
          </table:table-cell>
          <table:table-cell table:style-name="Table5.B2" table:number-columns-spanned="2" office:value-type="string">
            <text:p text:style-name="P3"/>
          </table:table-cell>
          <table:covered-table-cell/>
        </table:table-row>
      </table:table>
      <text:p text:style-name="P2"><text:bookmark text:name="folder-row-31"/></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a xlink:type="simple" xlink:href="https://github.com/las-nish/NASM-Assembly-Collection/blob/main/LICENSE" text:style-name="Internet_20_link" text:visited-style-name="Visited_20_Internet_20_Link">LICENSE</text:a></text:p>
          </table:table-cell>
          <table:table-cell table:style-name="Table6.A1" office:value-type="string">
            <text:p text:style-name="Table_20_Contents"><text:a xlink:type="simple" xlink:href="https://github.com/las-nish/NASM-Assembly-Collection/commit/ea40c21518b672bdaeba9a3d9eb0a466e70b6733" text:style-name="Internet_20_link" text:visited-style-name="Visited_20_Internet_20_Link">Initial commit</text:a></text:p>
          </table:table-cell>
          <table:table-cell table:style-name="Table6.A1" office:value-type="string">
            <text:p text:style-name="P3"><text:bookmark text:name="folder-row-4"/></text:p>
          </table:table-cell>
        </table:table-row>
        <table:table-row>
          <table:table-cell table:style-name="Table6.A1" office:value-type="string">
            <text:p text:style-name="P3"/>
          </table:table-cell>
          <table:table-cell table:style-name="Table6.B2" table:number-columns-spanned="2" office:value-type="string">
            <text:p text:style-name="P3"/>
          </table:table-cell>
          <table:covered-table-cell/>
        </table:table-row>
      </table:table>
      <text:p text:style-name="P2"><text:bookmark text:name="folder-row-41"/></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a xlink:type="simple" xlink:href="https://github.com/las-nish/NASM-Assembly-Collection/blob/main/Library_x86_64_Linux.inc" text:style-name="Internet_20_link" text:visited-style-name="Visited_20_Internet_20_Link">Library_x86_64_Linux.inc</text:a></text:p>
          </table:table-cell>
          <table:table-cell table:style-name="Table7.A1" office:value-type="string">
            <text:p text:style-name="Table_20_Contents"><text:a xlink:type="simple" xlink:href="https://github.com/las-nish/NASM-Assembly-Collection/commit/3233a8e8cd970e50808b181671a8f0c46af893f7" text:style-name="Internet_20_link" text:visited-style-name="Visited_20_Internet_20_Link">Create Linux Library File</text:a></text:p>
          </table:table-cell>
          <table:table-cell table:style-name="Table7.A1" office:value-type="string">
            <text:p text:style-name="P3"><text:bookmark text:name="folder-row-5"/></text:p>
          </table:table-cell>
        </table:table-row>
        <table:table-row>
          <table:table-cell table:style-name="Table7.A1" office:value-type="string">
            <text:p text:style-name="P3"/>
          </table:table-cell>
          <table:table-cell table:style-name="Table7.B2" table:number-columns-spanned="2" office:value-type="string">
            <text:p text:style-name="P3"/>
          </table:table-cell>
          <table:covered-table-cell/>
        </table:table-row>
      </table:table>
      <text:p text:style-name="P2"><text:bookmark text:name="folder-row-51"/></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a xlink:type="simple" xlink:href="https://github.com/las-nish/NASM-Assembly-Collection/blob/main/Linux%20System%20Call.MD" text:style-name="Internet_20_link" text:visited-style-name="Visited_20_Internet_20_Link">Linux System Call.MD</text:a></text:p>
          </table:table-cell>
          <table:table-cell table:style-name="Table8.A1" office:value-type="string">
            <text:p text:style-name="Table_20_Contents"><text:a xlink:type="simple" xlink:href="https://github.com/las-nish/NASM-Assembly-Collection/commit/66775fa9f8fb74e1011870602fefc26965bec8c4" text:style-name="Internet_20_link" text:visited-style-name="Visited_20_Internet_20_Link">Update Linux System Call.MD</text:a></text:p>
          </table:table-cell>
          <table:table-cell table:style-name="Table8.A1" office:value-type="string">
            <text:p text:style-name="P3"><text:bookmark text:name="folder-row-6"/></text:p>
          </table:table-cell>
        </table:table-row>
        <table:table-row>
          <table:table-cell table:style-name="Table8.A1" office:value-type="string">
            <text:p text:style-name="P3"/>
          </table:table-cell>
          <table:table-cell table:style-name="Table8.B2" table:number-columns-spanned="2" office:value-type="string">
            <text:p text:style-name="P3"/>
          </table:table-cell>
          <table:covered-table-cell/>
        </table:table-row>
      </table:table>
      <text:p text:style-name="P2"><text:bookmark text:name="folder-row-61"/></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a xlink:type="simple" xlink:href="https://github.com/las-nish/NASM-Assembly-Collection/blob/main/README.md" text:style-name="Internet_20_link" text:visited-style-name="Visited_20_Internet_20_Link">README.md</text:a></text:p>
          </table:table-cell>
          <table:table-cell table:style-name="Table9.A1" office:value-type="string">
            <text:p text:style-name="Table_20_Contents"><text:a xlink:type="simple" xlink:href="https://github.com/las-nish/NASM-Assembly-Collection/commit/85bbebc27696873482337b66fa92b1f1a6848a09" text:style-name="Internet_20_link" text:visited-style-name="Visited_20_Internet_20_Link">Update README.md</text:a></text:p>
          </table:table-cell>
          <table:table-cell table:style-name="Table9.A1" office:value-type="string">
            <text:p text:style-name="P3"/>
          </table:table-cell>
        </table:table-row>
      </table:table>
      <text:h text:style-name="Heading_20_2" text:outline-level="2">Repository files navigation</text:h>
      <text:list xml:id="list930471854" text:style-name="L77">
        <text:list-item>
          <text:p text:style-name="P36"/>
        </text:list-item>
      </text:list>
      <text:list xml:id="list3047830678" text:style-name="L78">
        <text:list-item>
          <text:p text:style-name="P37"><text:a xlink:type="simple" xlink:href="https://github.com/las-nish/NASM-Assembly-Collection#" text:style-name="Internet_20_link" text:visited-style-name="Visited_20_Internet_20_Link">README</text:a></text:p>
        </text:list-item>
      </text:list>
      <text:list xml:id="list531226329" text:style-name="L80">
        <text:list-item>
          <text:p text:style-name="P38"><text:a xlink:type="simple" xlink:href="https://github.com/las-nish/NASM-Assembly-Collection#" text:style-name="Internet_20_link" text:visited-style-name="Visited_20_Internet_20_Link">GPL-3.0 license</text:a></text:p>
        </text:list-item>
      </text:list>
      <text:p text:style-name="Quotations">More details will be added in the future if necessary.<text:line-break/>Follow me on twitter : <text:a xlink:type="simple" xlink:href="https://twitter.com/las_nish" text:style-name="Internet_20_link" text:visited-style-name="Visited_20_Internet_20_Link">@las_nish</text:a></text:p>
      <text:p text:style-name="Horizontal_20_Line"/>
      <text:h text:style-name="Heading_20_1" text:outline-level="1"><text:soft-page-break/>NASM Assembly Tutorials</text:h>
      <text:h text:style-name="Heading_20_3" text:outline-level="3"><text:bookmark text:name="user-content-nasm-assembly-tutorials"/>Required Tools</text:h>
      <text:p text:style-name="Text_20_body"><text:bookmark text:name="user-content-required-tools"/><text:span text:style-name="Strong_20_Emphasis">Main Tools</text:span></text:p>
      <text:list xml:id="list3912676777" text:style-name="L81">
        <text:list-item>
          <text:p text:style-name="P40">NASM Assembler </text:p>
        </text:list-item>
        <text:list-item>
          <text:p text:style-name="P40">Gnu Linker </text:p>
        </text:list-item>
        <text:list-item>
          <text:p text:style-name="P39">Text Editor ( like <text:span text:style-name="Strong_20_Emphasis">Vim</text:span> / <text:span text:style-name="Strong_20_Emphasis">VS Code</text:span> / <text:span text:style-name="Strong_20_Emphasis">Atom Editor</text:span> ) </text:p>
        </text:list-item>
      </text:list>
      <text:p text:style-name="Text_20_body"><text:span text:style-name="Strong_20_Emphasis">Optional Tools</text:span></text:p>
      <text:list xml:id="list595794801" text:style-name="L82">
        <text:list-item>
          <text:p text:style-name="P42">IDE for Assembly ( <text:a xlink:type="simple" xlink:href="https://en.wikipedia.org/wiki/SASM" text:style-name="Internet_20_link" text:visited-style-name="Visited_20_Internet_20_Link">SASM</text:a> ) </text:p>
        </text:list-item>
        <text:list-item>
          <text:p text:style-name="P42">Hex Editor ( like <text:span text:style-name="Strong_20_Emphasis">XXD</text:span> Hex Editor ) </text:p>
        </text:list-item>
        <text:list-item>
          <text:p text:style-name="P41">Debugger ( like <text:a xlink:type="simple" xlink:href="https://www.gnu.org/software/ddd/" text:style-name="Internet_20_link" text:visited-style-name="Visited_20_Internet_20_Link">DDD Debugger</text:a> ) </text:p>
        </text:list-item>
      </text:list>
      <text:p text:style-name="Text_20_body">Install Tools in Linux</text:p>
      <text:p text:style-name="Preformatted_20_Text"><text:span text:style-name="Source_20_Text">sudo apt-get update</text:span></text:p>
      <text:p text:style-name="Preformatted_20_Text"><text:span text:style-name="Source_20_Text">sudo apt-get install nasm</text:span></text:p>
      <text:p text:style-name="Preformatted_20_Text"><text:span text:style-name="Source_20_Text">sudo apt-get install build-essential</text:span></text:p>
      <text:p text:style-name="Preformatted_20_Text"><text:span text:style-name="Source_20_Text">sudo apt-get install vim-gtk3</text:span></text:p>
      <text:p text:style-name="Preformatted_20_Text"/>
      <text:p text:style-name="Preformatted_20_Text"><text:span text:style-name="Source_20_Text"># Hex Editor</text:span></text:p>
      <text:p text:style-name="Preformatted_20_Text"/>
      <text:p text:style-name="Preformatted_20_Text"><text:span text:style-name="Source_20_Text">sudo apt-get install xxd</text:span></text:p>
      <text:p text:style-name="Preformatted_20_Text"/>
      <text:p text:style-name="Preformatted_20_Text"><text:span text:style-name="Source_20_Text"># Debugger</text:span></text:p>
      <text:p text:style-name="Preformatted_20_Text"/>
      <text:p text:style-name="Preformatted_20_Text"><text:span text:style-name="Source_20_Text">sudo apt-get install ddd</text:span></text:p>
      <text:p text:style-name="Preformatted_20_Text"/>
      <text:p text:style-name="Preformatted_20_Text"><text:span text:style-name="Source_20_Text"># SASM IDE</text:span></text:p>
      <text:p text:style-name="Preformatted_20_Text"/>
      <text:p text:style-name="P1"><text:span text:style-name="Source_20_Text">sudo apt-get install sasm</text:span></text:p>
      <text:h text:style-name="Heading_20_3" text:outline-level="3">Compile NASM Files in Linux ( 64bit )</text:h>
      <text:p text:style-name="Preformatted_20_Text"><text:bookmark text:name="user-content-compile-nasm-files-in-linux--64bit-"/>nasm -f elf64 [ASM_FILE] -o [OBJ_FILE]</text:p>
      <text:p text:style-name="Preformatted_20_Text">ld [OBJ_FILE] -o [EXE_FILE]</text:p>
      <text:p text:style-name="Preformatted_20_Text">./[EXE_FILE]</text:p>
      <text:p text:style-name="Preformatted_20_Text"/>
      <text:p text:style-name="Preformatted_20_Text">[ASM_FILE] :: Assembly File Name</text:p>
      <text:p text:style-name="Preformatted_20_Text">[OBJ_FILE] :: Object File Name</text:p>
      <text:p text:style-name="Preformatted_20_Text">[EXE_FILE] :: Exe File Name</text:p>
      <text:p text:style-name="Preformatted_20_Text"/>
      <text:p text:style-name="Preformatted_20_Text">i.e.</text:p>
      <text:p text:style-name="Preformatted_20_Text">nasm -f elf64 file.asm -o file.o</text:p>
      <text:p text:style-name="Preformatted_20_Text">ld file.o -o file</text:p>
      <text:p text:style-name="P1">./file</text:p>
      <text:p text:style-name="Text_20_body"><text:a xlink:type="simple" xlink:href="https://www.nasm.us/doc/nasmdoc2.html#section-2.1" text:style-name="Internet_20_link" text:visited-style-name="Visited_20_Internet_20_Link">More Information</text:a></text:p>
      <text:h text:style-name="Heading_20_3" text:outline-level="3"><text:soft-page-break/>Folders</text:h>
      <text:list xml:id="list4272663128" text:style-name="L83">
        <text:list-item>
          <text:p text:style-name="P44"><text:bookmark text:name="user-content-folders"/><text:span text:style-name="Strong_20_Emphasis">Document</text:span> :: Guides for Assembly </text:p>
        </text:list-item>
        <text:list-item>
          <text:p text:style-name="P44"><text:span text:style-name="Strong_20_Emphasis">Resources</text:span> :: Resources for learn NASM Assembly </text:p>
        </text:list-item>
        <text:list-item>
          <text:p text:style-name="P43"><text:span text:style-name="Strong_20_Emphasis">Source</text:span> :: Assembly Source Codes </text:p>
        </text:list-item>
      </text:list>
      <text:h text:style-name="Heading_20_1" text:outline-level="1">First NASM Assembly Program ( <text:span text:style-name="Strong_20_Emphasis">Sample</text:span> )</text:h>
      <text:p text:style-name="Preformatted_20_Text"><text:bookmark text:name="user-content-first-nasm-assembly-program--sample-"/>section .text</text:p>
      <text:p text:style-name="Preformatted_20_Text"><text:s text:c="4"/>global _start</text:p>
      <text:p text:style-name="Preformatted_20_Text"/>
      <text:p text:style-name="Preformatted_20_Text">_start:</text:p>
      <text:p text:style-name="Preformatted_20_Text"><text:s text:c="4"/>mov rax, 60 ------- ( 1 )</text:p>
      <text:p text:style-name="Preformatted_20_Text"><text:s text:c="4"/>mov rdi, 0 -------- ( 2 )</text:p>
      <text:p text:style-name="P1"><text:s text:c="4"/>syscall ----------- ( 3 )</text:p>
      <text:p text:style-name="Text_20_body"><text:span text:style-name="Strong_20_Emphasis">( 1 )</text:span> :: This is the linux kernal command number ( <text:span text:style-name="Strong_20_Emphasis">Syscall</text:span> ) for <text:span text:style-name="Strong_20_Emphasis">EXISTING</text:span> a program..</text:p>
      <text:p text:style-name="Text_20_body"><text:span text:style-name="Strong_20_Emphasis">( 2 )</text:span> :: This is the status number we will retuen to the operation system.</text:p>
      <text:p text:style-name="Text_20_body"><text:span text:style-name="Strong_20_Emphasis">( 3 )</text:span> :: This wakes up the kernal to turn the exit.</text:p>
      <text:p text:style-name="Text_20_body">This can be expressed in C language as follows.</text:p>
      <text:p text:style-name="Preformatted_20_Text">start() {</text:p>
      <text:p text:style-name="Preformatted_20_Text"><text:s text:c="4"/>exit(0);</text:p>
      <text:p text:style-name="P1">}</text:p>
      <text:h text:style-name="Heading_20_1" text:outline-level="1">Short Note</text:h>
      <text:h text:style-name="Heading_20_2" text:outline-level="2"><text:bookmark text:name="user-content-short-note"/>Data Storage Sizes</text:h>
      <text:p text:style-name="P2"><text:bookmark text:name="user-content-data-storage-size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Storage</text:p>
            </table:table-cell>
            <table:table-cell table:style-name="Table10.A1" office:value-type="string">
              <text:p text:style-name="Table_20_Heading">Size ( bits )</text:p>
            </table:table-cell>
            <table:table-cell table:style-name="Table10.A1" office:value-type="string">
              <text:p text:style-name="Table_20_Heading">Size ( Bytes )</text:p>
            </table:table-cell>
          </table:table-row>
        </table:table-header-rows>
        <table:table-row>
          <table:table-cell table:style-name="Table10.A1" office:value-type="string">
            <text:p text:style-name="Table_20_Contents">Byte</text:p>
          </table:table-cell>
          <table:table-cell table:style-name="Table10.A1" office:value-type="string">
            <text:p text:style-name="Table_20_Contents">8 bits</text:p>
          </table:table-cell>
          <table:table-cell table:style-name="Table10.A1" office:value-type="string">
            <text:p text:style-name="Table_20_Contents">1 bytes</text:p>
          </table:table-cell>
        </table:table-row>
        <table:table-row>
          <table:table-cell table:style-name="Table10.A1" office:value-type="string">
            <text:p text:style-name="Table_20_Contents">Word</text:p>
          </table:table-cell>
          <table:table-cell table:style-name="Table10.A1" office:value-type="string">
            <text:p text:style-name="Table_20_Contents">16 bits</text:p>
          </table:table-cell>
          <table:table-cell table:style-name="Table10.A1" office:value-type="string">
            <text:p text:style-name="Table_20_Contents">2 bytes</text:p>
          </table:table-cell>
        </table:table-row>
        <table:table-row>
          <table:table-cell table:style-name="Table10.A1" office:value-type="string">
            <text:p text:style-name="Table_20_Contents">Double Word bits</text:p>
          </table:table-cell>
          <table:table-cell table:style-name="Table10.A1" office:value-type="string">
            <text:p text:style-name="Table_20_Contents">32bit</text:p>
          </table:table-cell>
          <table:table-cell table:style-name="Table10.A1" office:value-type="string">
            <text:p text:style-name="Table_20_Contents">4 bytes</text:p>
          </table:table-cell>
        </table:table-row>
        <table:table-row>
          <table:table-cell table:style-name="Table10.A1" office:value-type="string">
            <text:p text:style-name="Table_20_Contents">Quad Word</text:p>
          </table:table-cell>
          <table:table-cell table:style-name="Table10.A1" office:value-type="string">
            <text:p text:style-name="Table_20_Contents">64 bits</text:p>
          </table:table-cell>
          <table:table-cell table:style-name="Table10.A1" office:value-type="string">
            <text:p text:style-name="Table_20_Contents">8 bytes</text:p>
          </table:table-cell>
        </table:table-row>
        <table:table-row>
          <table:table-cell table:style-name="Table10.A1" office:value-type="string">
            <text:p text:style-name="Table_20_Contents">Double Quad Word</text:p>
          </table:table-cell>
          <table:table-cell table:style-name="Table10.A1" office:value-type="string">
            <text:p text:style-name="Table_20_Contents">128 bits</text:p>
          </table:table-cell>
          <table:table-cell table:style-name="Table10.A1" office:value-type="string">
            <text:p text:style-name="Table_20_Contents">16 bytes</text:p>
          </table:table-cell>
        </table:table-row>
      </table:table>
      <text:p text:style-name="Text_20_body"><text:span text:style-name="Strong_20_Emphasis">Examples</text:span> :: C/C++ declarations are mapped as follows</text:p>
      <text:p text:style-name="Preformatted_20_Text"><text:span text:style-name="Source_20_Text">char ---------------&gt; Byte</text:span></text:p>
      <text:p text:style-name="Preformatted_20_Text"><text:span text:style-name="Source_20_Text">short --------------&gt; Word</text:span></text:p>
      <text:p text:style-name="Preformatted_20_Text"><text:span text:style-name="Source_20_Text">int ----------------&gt; Double Word</text:span></text:p>
      <text:p text:style-name="Preformatted_20_Text"><text:span text:style-name="Source_20_Text">unsigned int -------&gt; Double Word</text:span></text:p>
      <text:p text:style-name="Preformatted_20_Text"><text:span text:style-name="Source_20_Text">long ---------------&gt; Quad Word</text:span></text:p>
      <text:p text:style-name="Preformatted_20_Text"><text:span text:style-name="Source_20_Text">long long ----------&gt; Quad Word</text:span></text:p>
      <text:p text:style-name="Preformatted_20_Text"><text:span text:style-name="Source_20_Text">char * -------------&gt; Quad Word</text:span></text:p>
      <text:p text:style-name="Preformatted_20_Text"><text:span text:style-name="Source_20_Text">int * --------------&gt; Quad Word</text:span></text:p>
      <text:p text:style-name="Preformatted_20_Text"><text:span text:style-name="Source_20_Text">float --------------&gt; Double Word</text:span></text:p>
      <text:p text:style-name="P1"><text:span text:style-name="Source_20_Text">double -------------&gt; Quad Word</text:span></text:p>
      <text:h text:style-name="Heading_20_2" text:outline-level="2"><text:soft-page-break/>General Purpose Registers ( <text:span text:style-name="Strong_20_Emphasis">GPR</text:span>'s )</text:h>
      <text:p text:style-name="P2"><text:bookmark text:name="user-content-general-purpose-registers--gprs-"/></text:p>
      <table:table table:name="Table11" table:style-name="Table11">
        <table:table-column table:style-name="Table11.A"/>
        <table:table-column table:style-name="Table11.B" table:number-columns-repeated="3"/>
        <table:table-column table:style-name="Table11.E"/>
        <table:table-header-rows>
          <table:table-row>
            <table:table-cell table:style-name="Table11.A1" office:value-type="string">
              <text:p text:style-name="Table_20_Heading">128 bit</text:p>
            </table:table-cell>
            <table:table-cell table:style-name="Table11.A1" office:value-type="string">
              <text:p text:style-name="Table_20_Heading">64 bit</text:p>
            </table:table-cell>
            <table:table-cell table:style-name="Table11.A1" office:value-type="string">
              <text:p text:style-name="Table_20_Heading">32 bit</text:p>
            </table:table-cell>
            <table:table-cell table:style-name="Table11.A1" office:value-type="string">
              <text:p text:style-name="Table_20_Heading">16 bit</text:p>
            </table:table-cell>
            <table:table-cell table:style-name="Table11.A1" office:value-type="string">
              <text:p text:style-name="Table_20_Heading">8 bit</text:p>
            </table:table-cell>
          </table:table-row>
        </table:table-header-rows>
        <table:table-row>
          <table:table-cell table:style-name="Table11.A1" office:value-type="string">
            <text:p text:style-name="Table_20_Contents">xmm0</text:p>
          </table:table-cell>
          <table:table-cell table:style-name="Table11.A1" office:value-type="string">
            <text:p text:style-name="Table_20_Contents">rax</text:p>
          </table:table-cell>
          <table:table-cell table:style-name="Table11.A1" office:value-type="string">
            <text:p text:style-name="Table_20_Contents">eax</text:p>
          </table:table-cell>
          <table:table-cell table:style-name="Table11.A1" office:value-type="string">
            <text:p text:style-name="Table_20_Contents">ax</text:p>
          </table:table-cell>
          <table:table-cell table:style-name="Table11.A1" office:value-type="string">
            <text:p text:style-name="Table_20_Contents">al</text:p>
          </table:table-cell>
        </table:table-row>
        <table:table-row>
          <table:table-cell table:style-name="Table11.A1" office:value-type="string">
            <text:p text:style-name="Table_20_Contents">xmm1</text:p>
          </table:table-cell>
          <table:table-cell table:style-name="Table11.A1" office:value-type="string">
            <text:p text:style-name="Table_20_Contents">rbx</text:p>
          </table:table-cell>
          <table:table-cell table:style-name="Table11.A1" office:value-type="string">
            <text:p text:style-name="Table_20_Contents">ebx</text:p>
          </table:table-cell>
          <table:table-cell table:style-name="Table11.A1" office:value-type="string">
            <text:p text:style-name="Table_20_Contents">bx</text:p>
          </table:table-cell>
          <table:table-cell table:style-name="Table11.A1" office:value-type="string">
            <text:p text:style-name="Table_20_Contents">bl</text:p>
          </table:table-cell>
        </table:table-row>
        <table:table-row>
          <table:table-cell table:style-name="Table11.A1" office:value-type="string">
            <text:p text:style-name="Table_20_Contents">xmm2</text:p>
          </table:table-cell>
          <table:table-cell table:style-name="Table11.A1" office:value-type="string">
            <text:p text:style-name="Table_20_Contents">rcx</text:p>
          </table:table-cell>
          <table:table-cell table:style-name="Table11.A1" office:value-type="string">
            <text:p text:style-name="Table_20_Contents">ecx</text:p>
          </table:table-cell>
          <table:table-cell table:style-name="Table11.A1" office:value-type="string">
            <text:p text:style-name="Table_20_Contents">cx</text:p>
          </table:table-cell>
          <table:table-cell table:style-name="Table11.A1" office:value-type="string">
            <text:p text:style-name="Table_20_Contents">cl</text:p>
          </table:table-cell>
        </table:table-row>
        <table:table-row>
          <table:table-cell table:style-name="Table11.A1" office:value-type="string">
            <text:p text:style-name="Table_20_Contents">xmm3</text:p>
          </table:table-cell>
          <table:table-cell table:style-name="Table11.A1" office:value-type="string">
            <text:p text:style-name="Table_20_Contents">rdx</text:p>
          </table:table-cell>
          <table:table-cell table:style-name="Table11.A1" office:value-type="string">
            <text:p text:style-name="Table_20_Contents">edx</text:p>
          </table:table-cell>
          <table:table-cell table:style-name="Table11.A1" office:value-type="string">
            <text:p text:style-name="Table_20_Contents">dx</text:p>
          </table:table-cell>
          <table:table-cell table:style-name="Table11.A1" office:value-type="string">
            <text:p text:style-name="Table_20_Contents">dl</text:p>
          </table:table-cell>
        </table:table-row>
        <table:table-row>
          <table:table-cell table:style-name="Table11.A1" office:value-type="string">
            <text:p text:style-name="Table_20_Contents">xmm4</text:p>
          </table:table-cell>
          <table:table-cell table:style-name="Table11.A1" office:value-type="string">
            <text:p text:style-name="Table_20_Contents">rsi</text:p>
          </table:table-cell>
          <table:table-cell table:style-name="Table11.A1" office:value-type="string">
            <text:p text:style-name="Table_20_Contents">esi</text:p>
          </table:table-cell>
          <table:table-cell table:style-name="Table11.A1" office:value-type="string">
            <text:p text:style-name="Table_20_Contents">si</text:p>
          </table:table-cell>
          <table:table-cell table:style-name="Table11.A1" office:value-type="string">
            <text:p text:style-name="Table_20_Contents">sil</text:p>
          </table:table-cell>
        </table:table-row>
        <table:table-row>
          <table:table-cell table:style-name="Table11.A1" office:value-type="string">
            <text:p text:style-name="Table_20_Contents">xmm5</text:p>
          </table:table-cell>
          <table:table-cell table:style-name="Table11.A1" office:value-type="string">
            <text:p text:style-name="Table_20_Contents">rdi</text:p>
          </table:table-cell>
          <table:table-cell table:style-name="Table11.A1" office:value-type="string">
            <text:p text:style-name="Table_20_Contents">edi</text:p>
          </table:table-cell>
          <table:table-cell table:style-name="Table11.A1" office:value-type="string">
            <text:p text:style-name="Table_20_Contents">di</text:p>
          </table:table-cell>
          <table:table-cell table:style-name="Table11.A1" office:value-type="string">
            <text:p text:style-name="Table_20_Contents">dil</text:p>
          </table:table-cell>
        </table:table-row>
        <table:table-row>
          <table:table-cell table:style-name="Table11.A1" office:value-type="string">
            <text:p text:style-name="Table_20_Contents">xmm6</text:p>
          </table:table-cell>
          <table:table-cell table:style-name="Table11.A1" office:value-type="string">
            <text:p text:style-name="Table_20_Contents">rbp</text:p>
          </table:table-cell>
          <table:table-cell table:style-name="Table11.A1" office:value-type="string">
            <text:p text:style-name="Table_20_Contents">ebp</text:p>
          </table:table-cell>
          <table:table-cell table:style-name="Table11.A1" office:value-type="string">
            <text:p text:style-name="Table_20_Contents">bp</text:p>
          </table:table-cell>
          <table:table-cell table:style-name="Table11.A1" office:value-type="string">
            <text:p text:style-name="Table_20_Contents">bpl</text:p>
          </table:table-cell>
        </table:table-row>
        <table:table-row>
          <table:table-cell table:style-name="Table11.A1" office:value-type="string">
            <text:p text:style-name="Table_20_Contents">xmm7</text:p>
          </table:table-cell>
          <table:table-cell table:style-name="Table11.A1" office:value-type="string">
            <text:p text:style-name="Table_20_Contents">rsp</text:p>
          </table:table-cell>
          <table:table-cell table:style-name="Table11.A1" office:value-type="string">
            <text:p text:style-name="Table_20_Contents">esp</text:p>
          </table:table-cell>
          <table:table-cell table:style-name="Table11.A1" office:value-type="string">
            <text:p text:style-name="Table_20_Contents">sp</text:p>
          </table:table-cell>
          <table:table-cell table:style-name="Table11.A1" office:value-type="string">
            <text:p text:style-name="Table_20_Contents">spl</text:p>
          </table:table-cell>
        </table:table-row>
        <table:table-row>
          <table:table-cell table:style-name="Table11.A1" office:value-type="string">
            <text:p text:style-name="Table_20_Contents">xmm8</text:p>
          </table:table-cell>
          <table:table-cell table:style-name="Table11.A1" office:value-type="string">
            <text:p text:style-name="Table_20_Contents">r8</text:p>
          </table:table-cell>
          <table:table-cell table:style-name="Table11.A1" office:value-type="string">
            <text:p text:style-name="Table_20_Contents">r8d</text:p>
          </table:table-cell>
          <table:table-cell table:style-name="Table11.A1" office:value-type="string">
            <text:p text:style-name="Table_20_Contents">r8w</text:p>
          </table:table-cell>
          <table:table-cell table:style-name="Table11.A1" office:value-type="string">
            <text:p text:style-name="Table_20_Contents">r8b</text:p>
          </table:table-cell>
        </table:table-row>
        <table:table-row>
          <table:table-cell table:style-name="Table11.A1" office:value-type="string">
            <text:p text:style-name="Table_20_Contents">xmm9</text:p>
          </table:table-cell>
          <table:table-cell table:style-name="Table11.A1" office:value-type="string">
            <text:p text:style-name="Table_20_Contents">r9</text:p>
          </table:table-cell>
          <table:table-cell table:style-name="Table11.A1" office:value-type="string">
            <text:p text:style-name="Table_20_Contents">r9d</text:p>
          </table:table-cell>
          <table:table-cell table:style-name="Table11.A1" office:value-type="string">
            <text:p text:style-name="Table_20_Contents">r9w</text:p>
          </table:table-cell>
          <table:table-cell table:style-name="Table11.A1" office:value-type="string">
            <text:p text:style-name="Table_20_Contents">r9b</text:p>
          </table:table-cell>
        </table:table-row>
        <table:table-row>
          <table:table-cell table:style-name="Table11.A1" office:value-type="string">
            <text:p text:style-name="Table_20_Contents">xmm10</text:p>
          </table:table-cell>
          <table:table-cell table:style-name="Table11.A1" office:value-type="string">
            <text:p text:style-name="Table_20_Contents">r10</text:p>
          </table:table-cell>
          <table:table-cell table:style-name="Table11.A1" office:value-type="string">
            <text:p text:style-name="Table_20_Contents">r10d</text:p>
          </table:table-cell>
          <table:table-cell table:style-name="Table11.A1" office:value-type="string">
            <text:p text:style-name="Table_20_Contents">r10w</text:p>
          </table:table-cell>
          <table:table-cell table:style-name="Table11.A1" office:value-type="string">
            <text:p text:style-name="Table_20_Contents">r10b</text:p>
          </table:table-cell>
        </table:table-row>
        <table:table-row>
          <table:table-cell table:style-name="Table11.A1" office:value-type="string">
            <text:p text:style-name="Table_20_Contents">xmm11</text:p>
          </table:table-cell>
          <table:table-cell table:style-name="Table11.A1" office:value-type="string">
            <text:p text:style-name="Table_20_Contents">r11</text:p>
          </table:table-cell>
          <table:table-cell table:style-name="Table11.A1" office:value-type="string">
            <text:p text:style-name="Table_20_Contents">r11d</text:p>
          </table:table-cell>
          <table:table-cell table:style-name="Table11.A1" office:value-type="string">
            <text:p text:style-name="Table_20_Contents">r11w</text:p>
          </table:table-cell>
          <table:table-cell table:style-name="Table11.A1" office:value-type="string">
            <text:p text:style-name="Table_20_Contents">r11b</text:p>
          </table:table-cell>
        </table:table-row>
        <table:table-row>
          <table:table-cell table:style-name="Table11.A1" office:value-type="string">
            <text:p text:style-name="Table_20_Contents">xmm12</text:p>
          </table:table-cell>
          <table:table-cell table:style-name="Table11.A1" office:value-type="string">
            <text:p text:style-name="Table_20_Contents">r12</text:p>
          </table:table-cell>
          <table:table-cell table:style-name="Table11.A1" office:value-type="string">
            <text:p text:style-name="Table_20_Contents">r12d</text:p>
          </table:table-cell>
          <table:table-cell table:style-name="Table11.A1" office:value-type="string">
            <text:p text:style-name="Table_20_Contents">r12w</text:p>
          </table:table-cell>
          <table:table-cell table:style-name="Table11.A1" office:value-type="string">
            <text:p text:style-name="Table_20_Contents">r12b</text:p>
          </table:table-cell>
        </table:table-row>
        <table:table-row>
          <table:table-cell table:style-name="Table11.A1" office:value-type="string">
            <text:p text:style-name="Table_20_Contents">xmm13</text:p>
          </table:table-cell>
          <table:table-cell table:style-name="Table11.A1" office:value-type="string">
            <text:p text:style-name="Table_20_Contents">r13</text:p>
          </table:table-cell>
          <table:table-cell table:style-name="Table11.A1" office:value-type="string">
            <text:p text:style-name="Table_20_Contents">r13d</text:p>
          </table:table-cell>
          <table:table-cell table:style-name="Table11.A1" office:value-type="string">
            <text:p text:style-name="Table_20_Contents">r13w</text:p>
          </table:table-cell>
          <table:table-cell table:style-name="Table11.A1" office:value-type="string">
            <text:p text:style-name="Table_20_Contents">r13b</text:p>
          </table:table-cell>
        </table:table-row>
        <table:table-row>
          <table:table-cell table:style-name="Table11.A1" office:value-type="string">
            <text:p text:style-name="Table_20_Contents">xmm14</text:p>
          </table:table-cell>
          <table:table-cell table:style-name="Table11.A1" office:value-type="string">
            <text:p text:style-name="Table_20_Contents">r14</text:p>
          </table:table-cell>
          <table:table-cell table:style-name="Table11.A1" office:value-type="string">
            <text:p text:style-name="Table_20_Contents">r14d</text:p>
          </table:table-cell>
          <table:table-cell table:style-name="Table11.A1" office:value-type="string">
            <text:p text:style-name="Table_20_Contents">r14w</text:p>
          </table:table-cell>
          <table:table-cell table:style-name="Table11.A1" office:value-type="string">
            <text:p text:style-name="Table_20_Contents">r14b</text:p>
          </table:table-cell>
        </table:table-row>
        <table:table-row>
          <table:table-cell table:style-name="Table11.A1" office:value-type="string">
            <text:p text:style-name="Table_20_Contents">xmm15</text:p>
          </table:table-cell>
          <table:table-cell table:style-name="Table11.A1" office:value-type="string">
            <text:p text:style-name="Table_20_Contents">r15</text:p>
          </table:table-cell>
          <table:table-cell table:style-name="Table11.A1" office:value-type="string">
            <text:p text:style-name="Table_20_Contents">r15d</text:p>
          </table:table-cell>
          <table:table-cell table:style-name="Table11.A1" office:value-type="string">
            <text:p text:style-name="Table_20_Contents">r15w</text:p>
          </table:table-cell>
          <table:table-cell table:style-name="Table11.A1" office:value-type="string">
            <text:p text:style-name="Table_20_Contents">r15b</text:p>
          </table:table-cell>
        </table:table-row>
      </table:table>
      <text:p text:style-name="Text_20_body"><text:span text:style-name="Strong_20_Emphasis">Layout Example</text:span></text:p>
      <text:p text:style-name="Preformatted_20_Text"><text:span text:style-name="Source_20_Text"><text:s text:c="26"/>&lt;-- ax --&gt;</text:span></text:p>
      <text:p text:style-name="Preformatted_20_Text"><text:span text:style-name="Source_20_Text"><text:s text:c="31"/>&lt;-al-&gt;</text:span></text:p>
      <text:p text:style-name="Preformatted_20_Text"><text:span text:style-name="Source_20_Text">|----------------|--------|----|----|</text:span></text:p>
      <text:p text:style-name="Preformatted_20_Text"><text:span text:style-name="Source_20_Text">| <text:s text:c="15"/>| <text:s text:c="7"/>| <text:s text:c="3"/>| <text:s text:c="3"/>|</text:span></text:p>
      <text:p text:style-name="Preformatted_20_Text"><text:span text:style-name="Source_20_Text">|----------------|--------|----|----|</text:span></text:p>
      <text:p text:style-name="Preformatted_20_Text"><text:span text:style-name="Source_20_Text"><text:s text:c="18"/>&lt;------ eax ------&gt;</text:span></text:p>
      <text:p text:style-name="P1"><text:span text:style-name="Source_20_Text">&lt;--------------- rax ---------------&gt;</text:span></text:p>
      <text:p text:style-name="Text_20_body"><text:span text:style-name="Strong_20_Emphasis">RSP Register ( Stack Pointer Register )</text:span></text:p>
      <text:list xml:id="list1903084910" text:style-name="L84">
        <text:list-item>
          <text:p text:style-name="P46"><text:span text:style-name="Source_20_Text">RSP</text:span> is used to point to the current top of the stack. </text:p>
        </text:list-item>
        <text:list-item>
          <text:p text:style-name="P45">The <text:span text:style-name="Source_20_Text">rsp</text:span> register should not be used for data or other uses. </text:p>
        </text:list-item>
      </text:list>
      <text:p text:style-name="Text_20_body"><text:span text:style-name="Strong_20_Emphasis">RBP Register ( Base Pointer Register )</text:span></text:p>
      <text:list xml:id="list2557857771" text:style-name="L85">
        <text:list-item>
          <text:p text:style-name="P48"><text:span text:style-name="Source_20_Text">RBP</text:span> register is used as a base pointer during function calls. </text:p>
        </text:list-item>
        <text:list-item>
          <text:p text:style-name="P47">The <text:span text:style-name="Source_20_Text">rbp</text:span> register should not be used for data and other uses. </text:p>
        </text:list-item>
      </text:list>
      <text:p text:style-name="Text_20_body"><text:span text:style-name="Strong_20_Emphasis">RIP Register ( Instruction Pointer Register )</text:span></text:p>
      <text:list xml:id="list2336470884" text:style-name="L86">
        <text:list-item>
          <text:p text:style-name="P50">This is a special register. </text:p>
        </text:list-item>
        <text:list-item>
          <text:p text:style-name="P50"><text:span text:style-name="Source_20_Text">RIP</text:span>, which is used by the CPU to point to the <text:span text:style-name="Emphasis">next instruction to be executed</text:span>. </text:p>
        </text:list-item>
        <text:list-item>
          <text:p text:style-name="P50">Specially, since the <text:span text:style-name="Source_20_Text">rip</text:span> points to the next instruction, that means the instruction being pointed to by <text:span text:style-name="Source_20_Text">rip</text:span>, and shown in the debugger, has not yet been executed. </text:p>
        </text:list-item>
        <text:list-item>
          <text:p text:style-name="P49">This is an important distinction which can be confusing when reviewing code in a debugger. </text:p>
        </text:list-item>
      </text:list>
      <text:p text:style-name="Text_20_body"><text:soft-page-break/><text:span text:style-name="Strong_20_Emphasis">System V ABI Register Assignment</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Register</text:p>
            </table:table-cell>
            <table:table-cell table:style-name="Table12.A1" office:value-type="string">
              <text:p text:style-name="Table_20_Heading">Purpose</text:p>
            </table:table-cell>
            <table:table-cell table:style-name="Table12.A1" office:value-type="string">
              <text:p text:style-name="Table_20_Heading">Who Saves</text:p>
            </table:table-cell>
          </table:table-row>
        </table:table-header-rows>
        <table:table-row>
          <table:table-cell table:style-name="Table12.A1" office:value-type="string">
            <text:p text:style-name="Table_20_Contents">rax</text:p>
          </table:table-cell>
          <table:table-cell table:style-name="Table12.A1" office:value-type="string">
            <text:p text:style-name="Table_20_Contents">Result</text:p>
          </table:table-cell>
          <table:table-cell table:style-name="Table12.A1" office:value-type="string">
            <text:p text:style-name="Table_20_Contents">Not Saved</text:p>
          </table:table-cell>
        </table:table-row>
        <table:table-row>
          <table:table-cell table:style-name="Table12.A1" office:value-type="string">
            <text:p text:style-name="Table_20_Contents">rbx</text:p>
          </table:table-cell>
          <table:table-cell table:style-name="Table12.A1" office:value-type="string">
            <text:p text:style-name="Table_20_Contents">Scratch</text:p>
          </table:table-cell>
          <table:table-cell table:style-name="Table12.A1" office:value-type="string">
            <text:p text:style-name="Table_20_Contents">Callee Saves</text:p>
          </table:table-cell>
        </table:table-row>
        <table:table-row>
          <table:table-cell table:style-name="Table12.A1" office:value-type="string">
            <text:p text:style-name="Table_20_Contents">rcx</text:p>
          </table:table-cell>
          <table:table-cell table:style-name="Table12.A1" office:value-type="string">
            <text:p text:style-name="Table_20_Contents">Argument 4</text:p>
          </table:table-cell>
          <table:table-cell table:style-name="Table12.A1" office:value-type="string">
            <text:p text:style-name="Table_20_Contents">Not Saved</text:p>
          </table:table-cell>
        </table:table-row>
        <table:table-row>
          <table:table-cell table:style-name="Table12.A1" office:value-type="string">
            <text:p text:style-name="Table_20_Contents">rdx</text:p>
          </table:table-cell>
          <table:table-cell table:style-name="Table12.A1" office:value-type="string">
            <text:p text:style-name="Table_20_Contents">Argument 3</text:p>
          </table:table-cell>
          <table:table-cell table:style-name="Table12.A1" office:value-type="string">
            <text:p text:style-name="Table_20_Contents">Not Saved</text:p>
          </table:table-cell>
        </table:table-row>
        <table:table-row>
          <table:table-cell table:style-name="Table12.A1" office:value-type="string">
            <text:p text:style-name="Table_20_Contents">rsi</text:p>
          </table:table-cell>
          <table:table-cell table:style-name="Table12.A1" office:value-type="string">
            <text:p text:style-name="Table_20_Contents">Argument 2</text:p>
          </table:table-cell>
          <table:table-cell table:style-name="Table12.A1" office:value-type="string">
            <text:p text:style-name="Table_20_Contents">Not Saved</text:p>
          </table:table-cell>
        </table:table-row>
        <table:table-row>
          <table:table-cell table:style-name="Table12.A1" office:value-type="string">
            <text:p text:style-name="Table_20_Contents">rdi</text:p>
          </table:table-cell>
          <table:table-cell table:style-name="Table12.A1" office:value-type="string">
            <text:p text:style-name="Table_20_Contents">Argument 1</text:p>
          </table:table-cell>
          <table:table-cell table:style-name="Table12.A1" office:value-type="string">
            <text:p text:style-name="Table_20_Contents">Not Saved</text:p>
          </table:table-cell>
        </table:table-row>
        <table:table-row>
          <table:table-cell table:style-name="Table12.A1" office:value-type="string">
            <text:p text:style-name="Table_20_Contents">rbp</text:p>
          </table:table-cell>
          <table:table-cell table:style-name="Table12.A1" office:value-type="string">
            <text:p text:style-name="Table_20_Contents">Base Pointer</text:p>
          </table:table-cell>
          <table:table-cell table:style-name="Table12.A1" office:value-type="string">
            <text:p text:style-name="Table_20_Contents">Callee Saves</text:p>
          </table:table-cell>
        </table:table-row>
        <table:table-row>
          <table:table-cell table:style-name="Table12.A1" office:value-type="string">
            <text:p text:style-name="Table_20_Contents">rsp</text:p>
          </table:table-cell>
          <table:table-cell table:style-name="Table12.A1" office:value-type="string">
            <text:p text:style-name="Table_20_Contents">Stack Pointer</text:p>
          </table:table-cell>
          <table:table-cell table:style-name="Table12.A1" office:value-type="string">
            <text:p text:style-name="Table_20_Contents">Callee Saves</text:p>
          </table:table-cell>
        </table:table-row>
        <table:table-row>
          <table:table-cell table:style-name="Table12.A1" office:value-type="string">
            <text:p text:style-name="Table_20_Contents">r8</text:p>
          </table:table-cell>
          <table:table-cell table:style-name="Table12.A1" office:value-type="string">
            <text:p text:style-name="Table_20_Contents">Argument 5</text:p>
          </table:table-cell>
          <table:table-cell table:style-name="Table12.A1" office:value-type="string">
            <text:p text:style-name="Table_20_Contents">Not Saved</text:p>
          </table:table-cell>
        </table:table-row>
        <table:table-row>
          <table:table-cell table:style-name="Table12.A1" office:value-type="string">
            <text:p text:style-name="Table_20_Contents">r9</text:p>
          </table:table-cell>
          <table:table-cell table:style-name="Table12.A1" office:value-type="string">
            <text:p text:style-name="Table_20_Contents">Argument 6</text:p>
          </table:table-cell>
          <table:table-cell table:style-name="Table12.A1" office:value-type="string">
            <text:p text:style-name="Table_20_Contents">Not Saved</text:p>
          </table:table-cell>
        </table:table-row>
        <table:table-row>
          <table:table-cell table:style-name="Table12.A1" office:value-type="string">
            <text:p text:style-name="Table_20_Contents">r10</text:p>
          </table:table-cell>
          <table:table-cell table:style-name="Table12.A1" office:value-type="string">
            <text:p text:style-name="Table_20_Contents">Scratch</text:p>
          </table:table-cell>
          <table:table-cell table:style-name="Table12.A1" office:value-type="string">
            <text:p text:style-name="Table_20_Contents"><text:span text:style-name="Strong_20_Emphasis">CALLER</text:span> Saves</text:p>
          </table:table-cell>
        </table:table-row>
        <table:table-row>
          <table:table-cell table:style-name="Table12.A1" office:value-type="string">
            <text:p text:style-name="Table_20_Contents">r11</text:p>
          </table:table-cell>
          <table:table-cell table:style-name="Table12.A1" office:value-type="string">
            <text:p text:style-name="Table_20_Contents">Scratch</text:p>
          </table:table-cell>
          <table:table-cell table:style-name="Table12.A1" office:value-type="string">
            <text:p text:style-name="Table_20_Contents"><text:span text:style-name="Strong_20_Emphasis">CALLER</text:span> Saves</text:p>
          </table:table-cell>
        </table:table-row>
        <table:table-row>
          <table:table-cell table:style-name="Table12.A1" office:value-type="string">
            <text:p text:style-name="Table_20_Contents">r12</text:p>
          </table:table-cell>
          <table:table-cell table:style-name="Table12.A1" office:value-type="string">
            <text:p text:style-name="Table_20_Contents">Scratch</text:p>
          </table:table-cell>
          <table:table-cell table:style-name="Table12.A1" office:value-type="string">
            <text:p text:style-name="Table_20_Contents">Callee Saves</text:p>
          </table:table-cell>
        </table:table-row>
        <table:table-row>
          <table:table-cell table:style-name="Table12.A1" office:value-type="string">
            <text:p text:style-name="Table_20_Contents">r13</text:p>
          </table:table-cell>
          <table:table-cell table:style-name="Table12.A1" office:value-type="string">
            <text:p text:style-name="Table_20_Contents">Scratch</text:p>
          </table:table-cell>
          <table:table-cell table:style-name="Table12.A1" office:value-type="string">
            <text:p text:style-name="Table_20_Contents">Callee Saves</text:p>
          </table:table-cell>
        </table:table-row>
        <table:table-row>
          <table:table-cell table:style-name="Table12.A1" office:value-type="string">
            <text:p text:style-name="Table_20_Contents">r14</text:p>
          </table:table-cell>
          <table:table-cell table:style-name="Table12.A1" office:value-type="string">
            <text:p text:style-name="Table_20_Contents">Scratch</text:p>
          </table:table-cell>
          <table:table-cell table:style-name="Table12.A1" office:value-type="string">
            <text:p text:style-name="Table_20_Contents">Callee Saves</text:p>
          </table:table-cell>
        </table:table-row>
        <table:table-row>
          <table:table-cell table:style-name="Table12.A1" office:value-type="string">
            <text:p text:style-name="Table_20_Contents">r15</text:p>
          </table:table-cell>
          <table:table-cell table:style-name="Table12.A1" office:value-type="string">
            <text:p text:style-name="Table_20_Contents">Scratch</text:p>
          </table:table-cell>
          <table:table-cell table:style-name="Table12.A1" office:value-type="string">
            <text:p text:style-name="Table_20_Contents">Callee Saves</text:p>
          </table:table-cell>
        </table:table-row>
      </table:table>
      <text:h text:style-name="Heading_20_2" text:outline-level="2">Memory Layout ( <text:span text:style-name="Strong_20_Emphasis">Stack Layout</text:span> )</text:h>
      <text:p text:style-name="Text_20_body"><text:bookmark text:name="user-content-memory-layout--stack-layout-"/>The general memory layout for a program is as shown.</text:p>
      <text:p text:style-name="Preformatted_20_Text"><text:span text:style-name="Source_20_Text">|--------------------------| .... High Memory <text:s text:c="2"/></text:span></text:p>
      <text:p text:style-name="Preformatted_20_Text"><text:span text:style-name="Source_20_Text">| Stack <text:s text:c="19"/>|</text:span></text:p>
      <text:p text:style-name="Preformatted_20_Text"><text:span text:style-name="Source_20_Text">| <text:s text:c="25"/>|</text:span></text:p>
      <text:p text:style-name="Preformatted_20_Text"><text:span text:style-name="Source_20_Text">| <text:s text:c="25"/>|</text:span></text:p>
      <text:p text:style-name="Preformatted_20_Text"><text:span text:style-name="Source_20_Text">| <text:s text:c="25"/>|</text:span></text:p>
      <text:p text:style-name="Preformatted_20_Text"><text:span text:style-name="Source_20_Text">| <text:s text:c="25"/>|</text:span></text:p>
      <text:p text:style-name="Preformatted_20_Text"><text:span text:style-name="Source_20_Text">| Heap <text:s text:c="20"/>|</text:span></text:p>
      <text:p text:style-name="Preformatted_20_Text"><text:span text:style-name="Source_20_Text">|--------------------------|</text:span></text:p>
      <text:p text:style-name="Preformatted_20_Text"><text:span text:style-name="Source_20_Text">| BSS - Uninitialized Data |</text:span></text:p>
      <text:p text:style-name="Preformatted_20_Text"><text:span text:style-name="Source_20_Text">|--------------------------|</text:span></text:p>
      <text:p text:style-name="Preformatted_20_Text"><text:span text:style-name="Source_20_Text">| Data <text:s text:c="20"/>|</text:span></text:p>
      <text:p text:style-name="Preformatted_20_Text"><text:span text:style-name="Source_20_Text">|--------------------------|</text:span></text:p>
      <text:p text:style-name="Preformatted_20_Text"><text:span text:style-name="Source_20_Text">| Text ( Code ) <text:s text:c="11"/>|</text:span></text:p>
      <text:p text:style-name="Preformatted_20_Text"><text:span text:style-name="Source_20_Text">|--------------------------|</text:span></text:p>
      <text:p text:style-name="Preformatted_20_Text"><text:span text:style-name="Source_20_Text">| Reserved <text:s text:c="16"/>|</text:span></text:p>
      <text:p text:style-name="P1"><text:span text:style-name="Source_20_Text">|--------------------------| .... Low Memory</text:span></text:p>
      <text:h text:style-name="Heading_20_2" text:outline-level="2">Ranges associated with typical sizes</text:h>
      <text:p text:style-name="P2"><text:bookmark text:name="user-content-ranges-associated-with-typical-sizes"/></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Size</text:p>
            </table:table-cell>
            <table:table-cell table:style-name="Table13.A1" office:value-type="string">
              <text:p text:style-name="Table_20_Heading">Size ( Short )</text:p>
            </table:table-cell>
            <table:table-cell table:style-name="Table13.A1" office:value-type="string">
              <text:p text:style-name="Table_20_Heading">Unsigned Range</text:p>
            </table:table-cell>
            <table:table-cell table:style-name="Table13.A1" office:value-type="string">
              <text:p text:style-name="Table_20_Heading">Signed Range</text:p>
            </table:table-cell>
          </table:table-row>
        </table:table-header-rows>
        <table:table-row>
          <table:table-cell table:style-name="Table13.A1" office:value-type="string">
            <text:p text:style-name="Table_20_Contents">Bytes</text:p>
          </table:table-cell>
          <table:table-cell table:style-name="Table13.A1" office:value-type="string">
            <text:p text:style-name="Table_20_Contents">2^8</text:p>
          </table:table-cell>
          <table:table-cell table:style-name="Table13.A1" office:value-type="string">
            <text:p text:style-name="Table_20_Contents">0 to 255</text:p>
          </table:table-cell>
          <table:table-cell table:style-name="Table13.A1" office:value-type="string">
            <text:p text:style-name="Table_20_Contents">-128 to +127</text:p>
          </table:table-cell>
        </table:table-row>
        <table:table-row>
          <table:table-cell table:style-name="Table13.A1" office:value-type="string">
            <text:p text:style-name="Table_20_Contents">Words</text:p>
          </table:table-cell>
          <table:table-cell table:style-name="Table13.A1" office:value-type="string">
            <text:p text:style-name="Table_20_Contents">2^16</text:p>
          </table:table-cell>
          <table:table-cell table:style-name="Table13.A1" office:value-type="string">
            <text:p text:style-name="Table_20_Contents">0 to 65,535</text:p>
          </table:table-cell>
          <table:table-cell table:style-name="Table13.A1" office:value-type="string">
            <text:p text:style-name="Table_20_Contents">−32,768 to +32,767</text:p>
          </table:table-cell>
        </table:table-row>
        <table:table-row>
          <table:table-cell table:style-name="Table13.A1" office:value-type="string">
            <text:p text:style-name="Table_20_Contents">Double Words</text:p>
          </table:table-cell>
          <table:table-cell table:style-name="Table13.A1" office:value-type="string">
            <text:p text:style-name="Table_20_Contents">2^32</text:p>
          </table:table-cell>
          <table:table-cell table:style-name="Table13.A1" office:value-type="string">
            <text:p text:style-name="Table_20_Contents">0 to 4,294,967,295</text:p>
          </table:table-cell>
          <table:table-cell table:style-name="Table13.A1" office:value-type="string">
            <text:p text:style-name="Table_20_Contents">−2,147,483,648 to +2,147,483,647</text:p>
          </table:table-cell>
        </table:table-row>
        <text:soft-page-break/>
        <table:table-row>
          <table:table-cell table:style-name="Table13.A1" office:value-type="string">
            <text:p text:style-name="Table_20_Contents">Quad Word</text:p>
          </table:table-cell>
          <table:table-cell table:style-name="Table13.A1" office:value-type="string">
            <text:p text:style-name="Table_20_Contents">2^64</text:p>
          </table:table-cell>
          <table:table-cell table:style-name="Table13.A1" office:value-type="string">
            <text:p text:style-name="Table_20_Contents">0 to 2^64 - 1</text:p>
          </table:table-cell>
          <table:table-cell table:style-name="Table13.A1" office:value-type="string">
            <text:p text:style-name="Table_20_Contents">-(2^63 ) to 2^63 - 1</text:p>
          </table:table-cell>
        </table:table-row>
        <table:table-row>
          <table:table-cell table:style-name="Table13.A1" office:value-type="string">
            <text:p text:style-name="Table_20_Contents">Double Quad Word</text:p>
          </table:table-cell>
          <table:table-cell table:style-name="Table13.A1" office:value-type="string">
            <text:p text:style-name="Table_20_Contents">2^128</text:p>
          </table:table-cell>
          <table:table-cell table:style-name="Table13.A1" office:value-type="string">
            <text:p text:style-name="Table_20_Contents">0 to 2^128 - 1</text:p>
          </table:table-cell>
          <table:table-cell table:style-name="Table13.A1" office:value-type="string">
            <text:p text:style-name="Table_20_Contents">-(2^127 ) to 2^127 - 1</text:p>
          </table:table-cell>
        </table:table-row>
      </table:table>
      <text:h text:style-name="Heading_20_2" text:outline-level="2">Complete List</text:h>
      <text:list xml:id="list1632046054" text:style-name="L87">
        <text:list-item>
          <text:p text:style-name="P52"><text:bookmark text:name="user-content-complete-list"/>1 byte (8 bit): <text:span text:style-name="Source_20_Text">byte</text:span>, <text:span text:style-name="Source_20_Text">DB</text:span>, <text:span text:style-name="Source_20_Text">RESB</text:span> </text:p>
        </text:list-item>
        <text:list-item>
          <text:p text:style-name="P52">2 bytes (16 bit): <text:span text:style-name="Source_20_Text">word</text:span>, <text:span text:style-name="Source_20_Text">DW</text:span>, <text:span text:style-name="Source_20_Text">RESW</text:span> </text:p>
        </text:list-item>
        <text:list-item>
          <text:p text:style-name="P52">4 bytes (32 bit): <text:span text:style-name="Source_20_Text">dword</text:span>, <text:span text:style-name="Source_20_Text">DD</text:span>, <text:span text:style-name="Source_20_Text">RESD</text:span> </text:p>
        </text:list-item>
        <text:list-item>
          <text:p text:style-name="P52">8 bytes (64 bit): <text:span text:style-name="Source_20_Text">qword</text:span>, <text:span text:style-name="Source_20_Text">DQ</text:span>, <text:span text:style-name="Source_20_Text">RESQ</text:span> </text:p>
        </text:list-item>
        <text:list-item>
          <text:p text:style-name="P52">10 bytes (80 bit): <text:span text:style-name="Source_20_Text">tword</text:span>, <text:span text:style-name="Source_20_Text">DT</text:span>, <text:span text:style-name="Source_20_Text">REST</text:span> </text:p>
        </text:list-item>
        <text:list-item>
          <text:p text:style-name="P52">16 bytes (128 bit): <text:span text:style-name="Source_20_Text">oword</text:span>, <text:span text:style-name="Source_20_Text">DO</text:span>, <text:span text:style-name="Source_20_Text">RESO</text:span>, <text:span text:style-name="Source_20_Text">DDQ</text:span>, <text:span text:style-name="Source_20_Text">RESDQ</text:span> </text:p>
        </text:list-item>
        <text:list-item>
          <text:p text:style-name="P52">32 bytes (256 bit): <text:span text:style-name="Source_20_Text">yword</text:span>, <text:span text:style-name="Source_20_Text">DY</text:span>, <text:span text:style-name="Source_20_Text">RESY</text:span> </text:p>
        </text:list-item>
        <text:list-item>
          <text:p text:style-name="P51">64 bytes (512 bit): <text:span text:style-name="Source_20_Text">zword</text:span>, <text:span text:style-name="Source_20_Text">DZ</text:span>, <text:span text:style-name="Source_20_Text">RESZ</text:span> </text:p>
        </text:list-item>
      </text:list>
      <text:h text:style-name="Heading_20_2" text:outline-level="2">Assembly Program Format</text:h>
      <text:p text:style-name="Text_20_body"><text:bookmark text:name="user-content-assembly-program-format"/>A properly formatted source file consits of several main parts</text:p>
      <text:list xml:id="list3205559457" text:style-name="L88">
        <text:list-item>
          <text:p text:style-name="P54">Data Section <text:span text:style-name="Source_20_Text">section .data</text:span> </text:p>
        </text:list-item>
        <text:list-item>
          <text:p text:style-name="P54">BSS Section <text:span text:style-name="Source_20_Text">section .bss</text:span> </text:p>
        </text:list-item>
        <text:list-item>
          <text:p text:style-name="P53">Text Section <text:span text:style-name="Source_20_Text">section .text</text:span> </text:p>
        </text:list-item>
      </text:list>
      <text:h text:style-name="Heading_20_3" text:outline-level="3">Defining Constants</text:h>
      <text:p text:style-name="Preformatted_20_Text"><text:bookmark text:name="user-content-defining-constants"/>&lt;nama&gt; equ &lt;value&gt;</text:p>
      <text:p text:style-name="Preformatted_20_Text"/>
      <text:p text:style-name="Preformatted_20_Text">i.e.</text:p>
      <text:p text:style-name="P1">length equ 1000</text:p>
      <text:h text:style-name="Heading_20_3" text:outline-level="3">Data Section</text:h>
      <text:p text:style-name="Preformatted_20_Text"><text:bookmark text:name="user-content-data-section"/>&lt;variable_name&gt; &lt;data_type&gt; &lt;initial_value&gt;</text:p>
      <text:p text:style-name="Preformatted_20_Text"/>
      <text:p text:style-name="Preformatted_20_Text">i.e.</text:p>
      <text:p text:style-name="Preformatted_20_Text">var1 db 10 <text:s text:c="13"/>; Byte Variable</text:p>
      <text:p text:style-name="Preformatted_20_Text">var2 db "A" <text:s text:c="12"/>; String Character</text:p>
      <text:p text:style-name="Preformatted_20_Text">var3 dw 1000 <text:s text:c="11"/>; 16bit Variable</text:p>
      <text:p text:style-name="P1">var4 dd 10, 20, 30 <text:s text:c="5"/>; 3 Element Array</text:p>
      <text:p text:style-name="Text_20_body"><text:span text:style-name="Strong_20_Emphasis">Supported Data Types</text:span></text:p>
      <table:table table:name="Table14" table:style-name="Table14">
        <table:table-column table:style-name="Table14.A"/>
        <table:table-column table:style-name="Table14.B"/>
        <table:table-header-rows>
          <table:table-row>
            <table:table-cell table:style-name="Table14.A1" office:value-type="string">
              <text:p text:style-name="Table_20_Heading">Declaration</text:p>
            </table:table-cell>
            <table:table-cell table:style-name="Table14.A1" office:value-type="string">
              <text:p text:style-name="Table_20_Heading">Variable(s)</text:p>
            </table:table-cell>
          </table:table-row>
        </table:table-header-rows>
        <table:table-row>
          <table:table-cell table:style-name="Table14.A1" office:value-type="string">
            <text:p text:style-name="Table_20_Contents"><text:span text:style-name="Source_20_Text">db</text:span></text:p>
          </table:table-cell>
          <table:table-cell table:style-name="Table14.A1" office:value-type="string">
            <text:p text:style-name="Table_20_Contents">8bit</text:p>
          </table:table-cell>
        </table:table-row>
        <table:table-row>
          <table:table-cell table:style-name="Table14.A1" office:value-type="string">
            <text:p text:style-name="Table_20_Contents"><text:span text:style-name="Source_20_Text">dw</text:span></text:p>
          </table:table-cell>
          <table:table-cell table:style-name="Table14.A1" office:value-type="string">
            <text:p text:style-name="Table_20_Contents">16bit</text:p>
          </table:table-cell>
        </table:table-row>
        <table:table-row>
          <table:table-cell table:style-name="Table14.A1" office:value-type="string">
            <text:p text:style-name="Table_20_Contents"><text:span text:style-name="Source_20_Text">dd</text:span></text:p>
          </table:table-cell>
          <table:table-cell table:style-name="Table14.A1" office:value-type="string">
            <text:p text:style-name="Table_20_Contents">32bit</text:p>
          </table:table-cell>
        </table:table-row>
        <table:table-row>
          <table:table-cell table:style-name="Table14.A1" office:value-type="string">
            <text:p text:style-name="Table_20_Contents"><text:span text:style-name="Source_20_Text">dq</text:span></text:p>
          </table:table-cell>
          <table:table-cell table:style-name="Table14.A1" office:value-type="string">
            <text:p text:style-name="Table_20_Contents">64bit</text:p>
          </table:table-cell>
        </table:table-row>
        <text:soft-page-break/>
        <table:table-row>
          <table:table-cell table:style-name="Table14.A1" office:value-type="string">
            <text:p text:style-name="Table_20_Contents"><text:span text:style-name="Source_20_Text">ddq</text:span></text:p>
          </table:table-cell>
          <table:table-cell table:style-name="Table14.A1" office:value-type="string">
            <text:p text:style-name="Table_20_Contents">128bit ( Integer )</text:p>
          </table:table-cell>
        </table:table-row>
        <table:table-row>
          <table:table-cell table:style-name="Table14.A1" office:value-type="string">
            <text:p text:style-name="Table_20_Contents"><text:span text:style-name="Source_20_Text">dt</text:span></text:p>
          </table:table-cell>
          <table:table-cell table:style-name="Table14.A1" office:value-type="string">
            <text:p text:style-name="Table_20_Contents">128bit ( Float )</text:p>
          </table:table-cell>
        </table:table-row>
      </table:table>
      <text:h text:style-name="Heading_20_3" text:outline-level="3">BSS Section</text:h>
      <text:p text:style-name="Preformatted_20_Text"><text:bookmark text:name="user-content-bss-section"/>&lt;variable_name&gt; &lt;res_type&gt; &lt;count&gt;</text:p>
      <text:p text:style-name="Preformatted_20_Text"/>
      <text:p text:style-name="Preformatted_20_Text">i.e.</text:p>
      <text:p text:style-name="Preformatted_20_Text">array_b resb 10 <text:s text:c="4"/>; 10 Element byte array</text:p>
      <text:p text:style-name="Preformatted_20_Text">array_w resw 50 <text:s text:c="4"/>; 50 Element word array</text:p>
      <text:p text:style-name="Preformatted_20_Text">array_d resd 100 <text:s text:c="3"/>; 100 element double array</text:p>
      <text:p text:style-name="P1">array_q resq 200 <text:s text:c="3"/>; 200 element quad array</text:p>
      <text:p text:style-name="Text_20_body"><text:span text:style-name="Strong_20_Emphasis">Supported Data Types</text:span></text:p>
      <table:table table:name="Table15" table:style-name="Table15">
        <table:table-column table:style-name="Table15.A"/>
        <table:table-column table:style-name="Table15.B"/>
        <table:table-header-rows>
          <table:table-row>
            <table:table-cell table:style-name="Table15.A1" office:value-type="string">
              <text:p text:style-name="Table_20_Heading">Declaration</text:p>
            </table:table-cell>
            <table:table-cell table:style-name="Table15.A1" office:value-type="string">
              <text:p text:style-name="Table_20_Heading">Variable(s)</text:p>
            </table:table-cell>
          </table:table-row>
        </table:table-header-rows>
        <table:table-row>
          <table:table-cell table:style-name="Table15.A1" office:value-type="string">
            <text:p text:style-name="Table_20_Contents"><text:span text:style-name="Source_20_Text">resb</text:span></text:p>
          </table:table-cell>
          <table:table-cell table:style-name="Table15.A1" office:value-type="string">
            <text:p text:style-name="Table_20_Contents">8bit</text:p>
          </table:table-cell>
        </table:table-row>
        <table:table-row>
          <table:table-cell table:style-name="Table15.A1" office:value-type="string">
            <text:p text:style-name="Table_20_Contents"><text:span text:style-name="Source_20_Text">resw</text:span></text:p>
          </table:table-cell>
          <table:table-cell table:style-name="Table15.A1" office:value-type="string">
            <text:p text:style-name="Table_20_Contents">16bit</text:p>
          </table:table-cell>
        </table:table-row>
        <table:table-row>
          <table:table-cell table:style-name="Table15.A1" office:value-type="string">
            <text:p text:style-name="Table_20_Contents"><text:span text:style-name="Source_20_Text">resd</text:span></text:p>
          </table:table-cell>
          <table:table-cell table:style-name="Table15.A1" office:value-type="string">
            <text:p text:style-name="Table_20_Contents">32bit</text:p>
          </table:table-cell>
        </table:table-row>
        <table:table-row>
          <table:table-cell table:style-name="Table15.A1" office:value-type="string">
            <text:p text:style-name="Table_20_Contents"><text:span text:style-name="Source_20_Text">resq</text:span></text:p>
          </table:table-cell>
          <table:table-cell table:style-name="Table15.A1" office:value-type="string">
            <text:p text:style-name="Table_20_Contents">64bit</text:p>
          </table:table-cell>
        </table:table-row>
        <table:table-row>
          <table:table-cell table:style-name="Table15.A1" office:value-type="string">
            <text:p text:style-name="Table_20_Contents"><text:span text:style-name="Source_20_Text">resdq</text:span></text:p>
          </table:table-cell>
          <table:table-cell table:style-name="Table15.A1" office:value-type="string">
            <text:p text:style-name="Table_20_Contents">128bit</text:p>
          </table:table-cell>
        </table:table-row>
      </table:table>
      <text:h text:style-name="Heading_20_3" text:outline-level="3">Text Section</text:h>
      <text:p text:style-name="Preformatted_20_Text"><text:bookmark text:name="user-content-text-section"/>global _start</text:p>
      <text:p text:style-name="Preformatted_20_Text"/>
      <text:p text:style-name="Preformatted_20_Text">_start:</text:p>
      <text:p text:style-name="P1"><text:s text:c="4"/>....</text:p>
      <text:h text:style-name="Heading_20_2" text:outline-level="2">Instruction Set Overview</text:h>
      <text:h text:style-name="Heading_20_3" text:outline-level="3"><text:bookmark text:name="user-content-instruction-set-overview"/>Data Movement</text:h>
      <text:p text:style-name="Preformatted_20_Text"><text:bookmark text:name="user-content-data-movement"/>mov &lt;destination&gt; , &lt;source&gt;</text:p>
      <text:p text:style-name="Preformatted_20_Text"/>
      <text:p text:style-name="Preformatted_20_Text">mov rax, dword [VARIABLE]</text:p>
      <text:p text:style-name="Preformatted_20_Text"/>
      <text:p text:style-name="Preformatted_20_Text">mov <text:s text:c="7"/>= What to do</text:p>
      <text:p text:style-name="Preformatted_20_Text">rax <text:s text:c="7"/>= Where to place</text:p>
      <text:p text:style-name="Preformatted_20_Text">dword <text:s text:c="5"/>= How much to get</text:p>
      <text:p text:style-name="Preformatted_20_Text">[VARIABLE] = Memory Location</text:p>
      <text:p text:style-name="Preformatted_20_Text"/>
      <text:p text:style-name="Preformatted_20_Text">i.e.</text:p>
      <text:p text:style-name="Preformatted_20_Text">mov rax, 100 <text:s text:c="6"/>; rax = 0x00000064</text:p>
      <text:p text:style-name="P1">mov rcx, -1 <text:s text:c="7"/>; rcx = 0xffffffffffffffff</text:p>
      <text:h text:style-name="Heading_20_3" text:outline-level="3">Addresses and Values</text:h>
      <text:p text:style-name="Text_20_body"><text:bookmark text:name="user-content-addresses-and-values"/>The only way to access memory is with the ( <text:span text:style-name="Source_20_Text">[]</text:span> ) brackets. Omitting the brackets will not access memory and instead obtain the address of the item.</text:p>
      <text:p text:style-name="Preformatted_20_Text"><text:soft-page-break/>mov rax, qword[VAR_B] <text:s text:c="6"/>; Value of the VAR_B in rax</text:p>
      <text:p text:style-name="P1">mov rax, VAR_B <text:s text:c="13"/>; Address of the VAR_B in rax</text:p>
      <text:p text:style-name="Text_20_body">In addition, the address of a variable can be obtained with the load effective address, or <text:span text:style-name="Strong_20_Emphasis">lea</text:span>, instruction.</text:p>
      <text:p text:style-name="Preformatted_20_Text">lea &lt;reg_64&gt;, &lt;memory&gt;</text:p>
      <text:p text:style-name="Preformatted_20_Text"/>
      <text:p text:style-name="Preformatted_20_Text">i.e.</text:p>
      <text:p text:style-name="Preformatted_20_Text">lea rcx, byte[VAR_B]</text:p>
      <text:p text:style-name="P1">lea rsi, dword[VAR_D]</text:p>
      <text:h text:style-name="Heading_20_3" text:outline-level="3">Conversion Instructions</text:h>
      <text:h text:style-name="Heading_20_4" text:outline-level="4"><text:bookmark text:name="user-content-conversion-instructions"/>Narrowing Conversions</text:h>
      <text:list xml:id="list2898885369" text:style-name="L89">
        <text:list-item>
          <text:p text:style-name="P56"><text:bookmark text:name="user-content-narrowing-conversions"/>Narrowing conversions are converting from a larger type to a smaller type. </text:p>
        </text:list-item>
        <text:list-item>
          <text:p text:style-name="P56">No special instructions are needed for narrowing conversions. </text:p>
        </text:list-item>
        <text:list-item>
          <text:p text:style-name="P55">The lower portion of the memory location or register may be accessed directly. </text:p>
        </text:list-item>
      </text:list>
      <text:p text:style-name="Preformatted_20_Text"><text:span text:style-name="Source_20_Text">i.e.</text:span></text:p>
      <text:p text:style-name="Preformatted_20_Text"/>
      <text:p text:style-name="Preformatted_20_Text"><text:span text:style-name="Source_20_Text">Word -&gt; Byte</text:span></text:p>
      <text:p text:style-name="P1"><text:span text:style-name="Source_20_Text">Double Word -&gt; Word</text:span></text:p>
      <text:h text:style-name="Heading_20_4" text:outline-level="4">Unsigned Conversion</text:h>
      <text:list xml:id="list3905121842" text:style-name="L90">
        <text:list-item>
          <text:p text:style-name="P58"><text:bookmark text:name="user-content-unsigned-conversion"/>For unsigned widening conversion, the upper part of memory location or register must be set to <text:span text:style-name="Strong_20_Emphasis">zero</text:span>. </text:p>
        </text:list-item>
        <text:list-item>
          <text:p text:style-name="P57">Since an unisgned value can only be <text:span text:style-name="Strong_20_Emphasis">positive</text:span>, the upper-order bits can only be <text:span text:style-name="Strong_20_Emphasis">zero</text:span>. </text:p>
        </text:list-item>
      </text:list>
      <text:p text:style-name="Preformatted_20_Text">movzx <text:s text:c="2"/>&lt;destination&gt; , &lt;source&gt;</text:p>
      <text:p text:style-name="Preformatted_20_Text"/>
      <text:p text:style-name="Preformatted_20_Text">i.e.</text:p>
      <text:p text:style-name="Preformatted_20_Text">Convert the byte value of 50 in the al register, to a quad word value in rbx, the following operations can be performed.</text:p>
      <text:p text:style-name="Preformatted_20_Text"/>
      <text:p text:style-name="Preformatted_20_Text">mov al, 50</text:p>
      <text:p text:style-name="Preformatted_20_Text">mov rbx, 0</text:p>
      <text:p text:style-name="P1">mov bl, al</text:p>
      <text:h text:style-name="Heading_20_3" text:outline-level="3">Signed Conversion</text:h>
      <text:list xml:id="list1254879648" text:style-name="L91">
        <text:list-item>
          <text:p text:style-name="P60"><text:bookmark text:name="user-content-signed-conversion"/>For signed widening conversions, the upper-order bits must be set to either 0's or 1's depending on if the original value was positive or negative. </text:p>
        </text:list-item>
        <text:list-item>
          <text:p text:style-name="P60">A more generalized signed conversion from a smaller size to a larger size can also be performed with some special move intructions. </text:p>
        </text:list-item>
        <text:list-item>
          <text:p text:style-name="P59">Which will perform the sign extension operation on the source argument. The <text:span text:style-name="Strong_20_Emphasis">movsx</text:span> instruction is the general form and the <text:span text:style-name="Strong_20_Emphasis">movsxd</text:span> instruction is used to allow a quadword destination operand with a double-word source operand. </text:p>
        </text:list-item>
      </text:list>
      <text:p text:style-name="Preformatted_20_Text">movsx <text:s text:c="2"/>&lt;destination&gt; , &lt;source&gt;</text:p>
      <text:p text:style-name="P1">movsxd <text:s/>&lt;destination&gt; , &lt;source&gt;</text:p>
      <text:p text:style-name="Text_20_body"><text:soft-page-break/><text:span text:style-name="Strong_20_Emphasis">Instructions that perform the signed widening conversion</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struction</text:p>
            </table:table-cell>
            <table:table-cell table:style-name="Table16.A1" office:value-type="string">
              <text:p text:style-name="Table_20_Heading">Explanation</text:p>
            </table:table-cell>
            <table:table-cell table:style-name="Table16.A1" office:value-type="string">
              <text:p text:style-name="Table_20_Heading">Note ( <text:span text:style-name="Strong_20_Emphasis">Only works for</text:span> )</text:p>
            </table:table-cell>
          </table:table-row>
        </table:table-header-rows>
        <table:table-row>
          <table:table-cell table:style-name="Table16.A1" office:value-type="string">
            <text:p text:style-name="Table_20_Contents"><text:span text:style-name="Source_20_Text">cbw</text:span></text:p>
          </table:table-cell>
          <table:table-cell table:style-name="Table16.A1" office:value-type="string">
            <text:p text:style-name="Table_20_Contents">Convert byte in <text:span text:style-name="Strong_20_Emphasis">al</text:span> into word in <text:span text:style-name="Strong_20_Emphasis">ax</text:span>.</text:p>
          </table:table-cell>
          <table:table-cell table:style-name="Table16.A1" office:value-type="string">
            <text:p text:style-name="Table_20_Contents"><text:span text:style-name="Strong_20_Emphasis">al</text:span> to <text:span text:style-name="Strong_20_Emphasis">ax</text:span> register</text:p>
          </table:table-cell>
        </table:table-row>
        <table:table-row>
          <table:table-cell table:style-name="Table16.A1" office:value-type="string">
            <text:p text:style-name="Table_20_Contents"><text:span text:style-name="Source_20_Text">cwd</text:span></text:p>
          </table:table-cell>
          <table:table-cell table:style-name="Table16.A1" office:value-type="string">
            <text:p text:style-name="Table_20_Contents">Convert word in <text:span text:style-name="Strong_20_Emphasis">ax</text:span> into double word in <text:span text:style-name="Strong_20_Emphasis">dx:ax</text:span></text:p>
          </table:table-cell>
          <table:table-cell table:style-name="Table16.A1" office:value-type="string">
            <text:p text:style-name="Table_20_Contents"><text:span text:style-name="Strong_20_Emphasis">ax</text:span> to <text:span text:style-name="Strong_20_Emphasis">dx:ax</text:span> registers</text:p>
          </table:table-cell>
        </table:table-row>
        <table:table-row>
          <table:table-cell table:style-name="Table16.A1" office:value-type="string">
            <text:p text:style-name="Table_20_Contents"><text:span text:style-name="Source_20_Text">cwde</text:span></text:p>
          </table:table-cell>
          <table:table-cell table:style-name="Table16.A1" office:value-type="string">
            <text:p text:style-name="Table_20_Contents">Convert word in <text:span text:style-name="Strong_20_Emphasis">ax</text:span> into double word in <text:span text:style-name="Strong_20_Emphasis">eax</text:span></text:p>
          </table:table-cell>
          <table:table-cell table:style-name="Table16.A1" office:value-type="string">
            <text:p text:style-name="Table_20_Contents"><text:span text:style-name="Strong_20_Emphasis">ax</text:span> to <text:span text:style-name="Strong_20_Emphasis">eax</text:span> register</text:p>
          </table:table-cell>
        </table:table-row>
        <table:table-row>
          <table:table-cell table:style-name="Table16.A1" office:value-type="string">
            <text:p text:style-name="Table_20_Contents"><text:span text:style-name="Source_20_Text">cdq</text:span></text:p>
          </table:table-cell>
          <table:table-cell table:style-name="Table16.A1" office:value-type="string">
            <text:p text:style-name="Table_20_Contents">Convert double word in<text:span text:style-name="Strong_20_Emphasis">eax</text:span> into quadword in <text:span text:style-name="Strong_20_Emphasis">edx:eax</text:span></text:p>
          </table:table-cell>
          <table:table-cell table:style-name="Table16.A1" office:value-type="string">
            <text:p text:style-name="Table_20_Contents"><text:span text:style-name="Strong_20_Emphasis">eax</text:span> to <text:span text:style-name="Strong_20_Emphasis">edx:eax</text:span> registers</text:p>
          </table:table-cell>
        </table:table-row>
        <table:table-row>
          <table:table-cell table:style-name="Table16.A1" office:value-type="string">
            <text:p text:style-name="Table_20_Contents"><text:span text:style-name="Source_20_Text">cdqe</text:span></text:p>
          </table:table-cell>
          <table:table-cell table:style-name="Table16.A1" office:value-type="string">
            <text:p text:style-name="Table_20_Contents">Convert double word in <text:span text:style-name="Strong_20_Emphasis">eax</text:span> into quadword in <text:span text:style-name="Strong_20_Emphasis">rax</text:span></text:p>
          </table:table-cell>
          <table:table-cell table:style-name="Table16.A1" office:value-type="string">
            <text:p text:style-name="Table_20_Contents"><text:span text:style-name="Strong_20_Emphasis">rax</text:span> registee</text:p>
          </table:table-cell>
        </table:table-row>
        <table:table-row>
          <table:table-cell table:style-name="Table16.A1" office:value-type="string">
            <text:p text:style-name="Table_20_Contents"><text:span text:style-name="Source_20_Text">cqo</text:span></text:p>
          </table:table-cell>
          <table:table-cell table:style-name="Table16.A1" office:value-type="string">
            <text:p text:style-name="Table_20_Contents">Convert quad word in <text:span text:style-name="Strong_20_Emphasis">rax</text:span> into word in double quad word in <text:span text:style-name="Strong_20_Emphasis">rdx:rax</text:span></text:p>
          </table:table-cell>
          <table:table-cell table:style-name="Table16.A1" office:value-type="string">
            <text:p text:style-name="Table_20_Contents"><text:span text:style-name="Strong_20_Emphasis">rax</text:span> to <text:span text:style-name="Strong_20_Emphasis">rdx:rax</text:span> registers</text:p>
          </table:table-cell>
        </table:table-row>
      </table:table>
      <text:h text:style-name="Heading_20_3" text:outline-level="3">Integer Arithmetic Instructions</text:h>
      <text:p text:style-name="Text_20_body"><text:bookmark text:name="user-content-integer-arithmetic-instructions"/><text:span text:style-name="Strong_20_Emphasis">Integer Addiction</text:span></text:p>
      <text:p text:style-name="P1">add &lt;destination&gt; , &lt;source&gt;</text:p>
      <text:p text:style-name="Text_20_body"><text:span text:style-name="Strong_20_Emphasis">Integer Subtraction</text:span></text:p>
      <text:p text:style-name="P1">sub &lt;destination&gt; , &lt;source&gt;</text:p>
      <text:p text:style-name="Text_20_body"><text:span text:style-name="Strong_20_Emphasis">Integer Increment</text:span></text:p>
      <text:p text:style-name="P1">inc &lt;operand&gt;</text:p>
      <text:p text:style-name="Text_20_body"><text:span text:style-name="Strong_20_Emphasis">Integer Decrement</text:span></text:p>
      <text:p text:style-name="P1">dec &lt;operand&gt;</text:p>
      <text:p text:style-name="Text_20_body"><text:span text:style-name="Strong_20_Emphasis">Integer Addiction With Carry</text:span></text:p>
      <text:p text:style-name="P1">adc &lt;dec&gt; , &lt;source&gt;</text:p>
      <text:p text:style-name="Text_20_body"><text:span text:style-name="Strong_20_Emphasis">Integer Multiplication</text:span></text:p>
      <text:p text:style-name="P1">mul &lt;source&gt;</text:p>
      <text:p text:style-name="Text_20_body"><text:span text:style-name="Strong_20_Emphasis">Signed Multiplication</text:span></text:p>
      <text:p text:style-name="Preformatted_20_Text">imul <text:s text:c="3"/>&lt;source&gt;</text:p>
      <text:p text:style-name="Preformatted_20_Text">imul <text:s text:c="3"/>&lt;destination&gt; , &lt;source / immediate&gt;</text:p>
      <text:p text:style-name="P1">imul <text:s text:c="3"/>&lt;destination&gt; , &lt;source&gt; , &lt;immediate&gt;</text:p>
      <text:p text:style-name="Text_20_body"><text:span text:style-name="Strong_20_Emphasis">Integer Division</text:span></text:p>
      <text:list xml:id="list4261078791" text:style-name="L92">
        <text:list-item>
          <text:p text:style-name="P61">Different instructions are used for unsigned ( <text:span text:style-name="Strong_20_Emphasis">div</text:span> ) division and signed ( <text:span text:style-name="Strong_20_Emphasis">idiv</text:span> ) division. </text:p>
        </text:list-item>
      </text:list>
      <text:p text:style-name="Preformatted_20_Text">div &lt;source&gt;</text:p>
      <text:p text:style-name="Preformatted_20_Text"/>
      <text:p text:style-name="P1">idiv &lt;source&gt;</text:p>
      <text:h text:style-name="Heading_20_3" text:outline-level="3"><text:soft-page-break/>Logical Instructions</text:h>
      <text:p text:style-name="Text_20_body"><text:bookmark text:name="user-content-logical-instructions"/><text:span text:style-name="Strong_20_Emphasis">AND Operator</text:span></text:p>
      <text:p text:style-name="P1">and &lt;destination&gt; , &lt;source&gt;</text:p>
      <text:p text:style-name="Text_20_body"><text:span text:style-name="Strong_20_Emphasis">OR Operator</text:span></text:p>
      <text:p text:style-name="P1">or <text:s/>&lt;destination&gt; , &lt;source&gt;</text:p>
      <text:p text:style-name="Text_20_body"><text:span text:style-name="Strong_20_Emphasis">XOR Operator</text:span></text:p>
      <text:p text:style-name="P1">xor &lt;destination&gt; , &lt;source&gt;</text:p>
      <text:p text:style-name="Text_20_body"><text:span text:style-name="Strong_20_Emphasis">NOT Operator</text:span></text:p>
      <text:p text:style-name="P1">not &lt;operand&gt;</text:p>
      <text:p text:style-name="Text_20_body"><text:span text:style-name="Strong_20_Emphasis">Logical Shift Left</text:span></text:p>
      <text:p text:style-name="Preformatted_20_Text">shl &lt;destination&gt; , &lt;immediate&gt;</text:p>
      <text:p text:style-name="P1">shl &lt;destination&gt; , cl</text:p>
      <text:p text:style-name="Text_20_body"><text:span text:style-name="Strong_20_Emphasis">Logical Shift Right</text:span></text:p>
      <text:p text:style-name="Preformatted_20_Text">shr &lt;destination&gt; , &lt;immediate&gt;</text:p>
      <text:p text:style-name="P1">shr &lt;destination&gt; , cl</text:p>
      <text:p text:style-name="Text_20_body"><text:span text:style-name="Strong_20_Emphasis">Arithmetic Left Shift</text:span></text:p>
      <text:p text:style-name="Preformatted_20_Text">ssl &lt;destination&gt; , &lt;immediate&gt;</text:p>
      <text:p text:style-name="P1">ssl &lt;destination&gt; , cl</text:p>
      <text:p text:style-name="Text_20_body"><text:span text:style-name="Strong_20_Emphasis">Arithmetic Right Shift</text:span></text:p>
      <text:p text:style-name="Preformatted_20_Text">sar &lt;destination&gt; , &lt;immediate&gt;</text:p>
      <text:p text:style-name="P1">sar &lt;destination&gt; , cl</text:p>
      <text:p text:style-name="Text_20_body"><text:span text:style-name="Strong_20_Emphasis">Rotate Left Operation</text:span></text:p>
      <text:p text:style-name="Preformatted_20_Text">rol &lt;destination&gt; , &lt;immediate&gt;</text:p>
      <text:p text:style-name="P1">rol &lt;destination&gt; , cl</text:p>
      <text:p text:style-name="Text_20_body"><text:span text:style-name="Strong_20_Emphasis">Rotate Right Operation</text:span></text:p>
      <text:p text:style-name="Preformatted_20_Text">ror &lt;destination&gt; , &lt;immediate&gt;</text:p>
      <text:p text:style-name="P1">ror &lt;destination&gt; , cl</text:p>
      <text:h text:style-name="Heading_20_3" text:outline-level="3">Unconditional Control Instructions</text:h>
      <text:p text:style-name="P1"><text:bookmark text:name="user-content-unconditional-control-instructions"/>jmp &lt;label&gt; <text:s text:c="6"/>; Jump to specified label</text:p>
      <text:h text:style-name="Heading_20_3" text:outline-level="3">Conditional Control Instructions</text:h>
      <text:p text:style-name="Text_20_body"><text:bookmark text:name="user-content-conditional-control-instructions"/><text:span text:style-name="Strong_20_Emphasis">Compare Instruction</text:span></text:p>
      <text:p text:style-name="P1"><text:soft-page-break/>cmp &lt;operation_1&gt; , &lt;operation_2&gt;</text:p>
      <text:p text:style-name="Text_20_body"><text:span text:style-name="Strong_20_Emphasis">Comparison Instructions</text:span></text:p>
      <text:p text:style-name="Preformatted_20_Text">sete <text:s/>&lt;label&gt; <text:s text:c="6"/>; ==</text:p>
      <text:p text:style-name="Preformatted_20_Text">setne &lt;label&gt; <text:s text:c="6"/>; !=</text:p>
      <text:p text:style-name="Preformatted_20_Text">setq <text:s/>&lt;label&gt; <text:s text:c="6"/>; &lt;</text:p>
      <text:p text:style-name="Preformatted_20_Text">setle &lt;label&gt; <text:s text:c="6"/>; &gt;</text:p>
      <text:p text:style-name="Preformatted_20_Text">setg <text:s/>&lt;label&gt; <text:s text:c="6"/>; &lt;=</text:p>
      <text:p text:style-name="Preformatted_20_Text">setle &lt;label&gt; <text:s text:c="6"/>; &gt;=</text:p>
      <text:p text:style-name="Preformatted_20_Text"/>
      <text:p text:style-name="Preformatted_20_Text">; Example</text:p>
      <text:p text:style-name="Preformatted_20_Text">; i = 10 &gt;= 1</text:p>
      <text:p text:style-name="Preformatted_20_Text">;</text:p>
      <text:p text:style-name="Preformatted_20_Text"/>
      <text:p text:style-name="Preformatted_20_Text">setle al</text:p>
      <text:p text:style-name="Preformatted_20_Text">movzx rax, al</text:p>
      <text:p text:style-name="P1">...</text:p>
      <text:p text:style-name="Text_20_body"><text:span text:style-name="Strong_20_Emphasis">Jump Conditional Instructions</text:span></text:p>
      <text:p text:style-name="Preformatted_20_Text">je <text:s/>&lt;label&gt; <text:s text:c="8"/>; ==</text:p>
      <text:p text:style-name="Preformatted_20_Text">jne &lt;label&gt; <text:s text:c="8"/>; !=</text:p>
      <text:p text:style-name="Preformatted_20_Text"/>
      <text:p text:style-name="Preformatted_20_Text">jl <text:s/>&lt;label&gt; <text:s text:c="8"/>; signed &lt;</text:p>
      <text:p text:style-name="Preformatted_20_Text">jle &lt;label&gt; <text:s text:c="8"/>; signed &lt;=</text:p>
      <text:p text:style-name="Preformatted_20_Text">jg <text:s/>&lt;label&gt; <text:s text:c="8"/>; signed &gt;</text:p>
      <text:p text:style-name="Preformatted_20_Text">jge &lt;label&gt; <text:s text:c="8"/>; signed &gt;=</text:p>
      <text:p text:style-name="Preformatted_20_Text"/>
      <text:p text:style-name="Preformatted_20_Text">jb <text:s/>&lt;label&gt; <text:s text:c="8"/>; unsigned &lt;</text:p>
      <text:p text:style-name="Preformatted_20_Text">jbe &lt;label&gt; <text:s text:c="8"/>; unsigned &lt;=</text:p>
      <text:p text:style-name="Preformatted_20_Text">ja <text:s/>&lt;label&gt; <text:s text:c="8"/>; unsigned &gt;</text:p>
      <text:p text:style-name="P1">jae &lt;label&gt; <text:s text:c="8"/>; unsigned &gt;=</text:p>
      <text:h text:style-name="Heading_20_2" text:outline-level="2">Addressing Modes</text:h>
      <text:p text:style-name="Text_20_body"><text:bookmark text:name="user-content-addressing-modes"/>Basic addressing modes</text:p>
      <text:list xml:id="list543365149" text:style-name="L93">
        <text:list-item>
          <text:p text:style-name="P63">Register </text:p>
        </text:list-item>
        <text:list-item>
          <text:p text:style-name="P63">Immediate </text:p>
        </text:list-item>
        <text:list-item>
          <text:p text:style-name="P62">Memory </text:p>
        </text:list-item>
      </text:list>
      <text:h text:style-name="Heading_20_3" text:outline-level="3">Address and Values</text:h>
      <text:p text:style-name="Preformatted_20_Text"><text:bookmark text:name="user-content-address-and-values"/>mov rax, qword[VAR_1] <text:s text:c="6"/>; Value of VAR_1 in rax</text:p>
      <text:p text:style-name="P1">mov rax, VAR_1 <text:s text:c="13"/>; Address of VAR_1 in rax</text:p>
      <text:p text:style-name="Text_20_body"><text:span text:style-name="Strong_20_Emphasis">General format of memory addressing is as follows</text:span></text:p>
      <text:p text:style-name="P1">[ base_address + ( index_register * scale_value ) + displacement ]</text:p>
      <text:p text:style-name="Text_20_body">Where <text:span text:style-name="Strong_20_Emphasis">base_address</text:span> is a register or a variable name. The <text:span text:style-name="Strong_20_Emphasis">index_register</text:span> must be a register. The <text:span text:style-name="Strong_20_Emphasis">scale_value</text:span> is an immediate value of 1, 2, 4, 8. The <text:span text:style-name="Strong_20_Emphasis">displacement</text:span> must be an immediate value. The total represents a 64-bit address.</text:p>
      <text:h text:style-name="Heading_20_2" text:outline-level="2"><text:soft-page-break/>Process Stack</text:h>
      <text:list xml:id="list49698389" text:style-name="L94">
        <text:list-item>
          <text:p text:style-name="P65"><text:bookmark text:name="user-content-process-stack"/>A <text:span text:style-name="Strong_20_Emphasis">stack</text:span> is a type of data structure where items are added and then removed from the stack in reverse folder. That is, the most recently added item is the very first one that is removed. </text:p>
        </text:list-item>
        <text:list-item>
          <text:p text:style-name="P64">Adding an item to a stack is referred to as a <text:span text:style-name="Strong_20_Emphasis">push</text:span> or push operation. Removing an item from a stack is referred to as a <text:span text:style-name="Strong_20_Emphasis">pop</text:span> or pop operation. </text:p>
        </text:list-item>
      </text:list>
      <text:p text:style-name="Preformatted_20_Text">push <text:s text:c="3"/>&lt;operation_64&gt;</text:p>
      <text:p text:style-name="P1">pop <text:s text:c="4"/>&lt;operation_64&gt;</text:p>
      <text:p text:style-name="Text_20_body"><text:span text:style-name="Strong_20_Emphasis">Example</text:span></text:p>
      <text:p text:style-name="Preformatted_20_Text">a = { 7, 19, 37 };</text:p>
      <text:p text:style-name="Preformatted_20_Text"/>
      <text:p text:style-name="Preformatted_20_Text">push <text:s text:c="3"/>a[0]</text:p>
      <text:p text:style-name="Preformatted_20_Text">push <text:s text:c="3"/>a[1]</text:p>
      <text:p text:style-name="Preformatted_20_Text">push <text:s text:c="3"/>a[2]</text:p>
      <text:p text:style-name="Preformatted_20_Text"/>
      <text:p text:style-name="Preformatted_20_Text">pop a[0]</text:p>
      <text:p text:style-name="Preformatted_20_Text">pop a[1]</text:p>
      <text:p text:style-name="P1">pop a[2]</text:p>
      <text:h text:style-name="Heading_20_2" text:outline-level="2">Macros</text:h>
      <text:p text:style-name="Text_20_body"><text:bookmark text:name="user-content-macros"/><text:span text:style-name="Strong_20_Emphasis">Single Line Macros</text:span></text:p>
      <text:p text:style-name="P1">%define ... ...</text:p>
      <text:p text:style-name="Text_20_body"><text:span text:style-name="Strong_20_Emphasis">Multi Line Macros</text:span></text:p>
      <text:p text:style-name="Preformatted_20_Text">%macro &lt;name&gt; &lt;number_of_arguments&gt;</text:p>
      <text:p text:style-name="Preformatted_20_Text"><text:s text:c="4"/>...</text:p>
      <text:p text:style-name="P1">%endmacro</text:p>
      <text:h text:style-name="Heading_20_2" text:outline-level="2">Functions</text:h>
      <text:h text:style-name="Heading_20_3" text:outline-level="3"><text:bookmark text:name="user-content-functions"/>Function Declaration</text:h>
      <text:p text:style-name="Preformatted_20_Text"><text:bookmark text:name="user-content-function-declaration"/>global &lt;function_name&gt;</text:p>
      <text:p text:style-name="Preformatted_20_Text"/>
      <text:p text:style-name="Preformatted_20_Text">&lt;function_name&gt; :</text:p>
      <text:p text:style-name="Preformatted_20_Text"><text:s text:c="4"/>...</text:p>
      <text:p text:style-name="P1"><text:s text:c="4"/>ret</text:p>
      <text:p text:style-name="Text_20_body"><text:span text:style-name="Strong_20_Emphasis">Linkage</text:span></text:p>
      <text:p text:style-name="Preformatted_20_Text">call <text:s text:c="3"/>&lt;function_name&gt; <text:s text:c="6"/>; Push the 64bit rip register and jump to the &lt;function_name&gt;</text:p>
      <text:p text:style-name="P1">ret <text:s text:c="26"/>; Return from a function</text:p>
      <text:h text:style-name="Heading_20_2" text:outline-level="2"><text:soft-page-break/>Floating Point Instructions</text:h>
      <text:p text:style-name="Text_20_body"><text:bookmark text:name="user-content-floating-point-instructions"/><text:span text:style-name="Strong_20_Emphasis">Data movement in floating points</text:span></text:p>
      <text:p text:style-name="Preformatted_20_Text">movss <text:s text:c="2"/>&lt;destination&gt; , &lt;source&gt; <text:s text:c="3"/>; 32bit</text:p>
      <text:p text:style-name="Preformatted_20_Text">movsd <text:s text:c="2"/>&lt;destination&gt; , &lt;source&gt; <text:s text:c="3"/>; 64bit</text:p>
      <text:p text:style-name="Preformatted_20_Text"/>
      <text:p text:style-name="Preformatted_20_Text">i.e.</text:p>
      <text:p text:style-name="Preformatted_20_Text">section .data</text:p>
      <text:p text:style-name="Preformatted_20_Text"><text:s text:c="4"/>fs_var_1 dd 3.14</text:p>
      <text:p text:style-name="Preformatted_20_Text"><text:s text:c="4"/>fs_var_2 dd 0.0</text:p>
      <text:p text:style-name="Preformatted_20_Text"/>
      <text:p text:style-name="Preformatted_20_Text">movsd <text:s text:c="2"/>xmm1, QWORD[fs_var_1]</text:p>
      <text:p text:style-name="P1">movsd <text:s text:c="2"/>QWORD[fs_var_2], xmm1</text:p>
      <text:p text:style-name="Text_20_body"><text:span text:style-name="Strong_20_Emphasis">Floating Point Data Conversion</text:span></text:p>
      <text:list xml:id="list598406332" text:style-name="L95">
        <text:list-item>
          <text:p text:style-name="P66">Convert 32-bit floating-point source operand to the 64-bit floating-point destination operand. </text:p>
        </text:list-item>
      </text:list>
      <text:p text:style-name="P1">cvtss2sd <text:s text:c="3"/>&lt;RX-destination&gt; , &lt;source&gt;</text:p>
      <text:list xml:id="list3287310377" text:style-name="L96">
        <text:list-item>
          <text:p text:style-name="P67">Convert 64-bit floating-point source operand to the 32-bit floating-point destination operand. </text:p>
        </text:list-item>
      </text:list>
      <text:p text:style-name="P1">cvtss2ss <text:s text:c="3"/>&lt;RX-destination&gt; , &lt;source&gt;</text:p>
      <text:list xml:id="list2866949831" text:style-name="L97">
        <text:list-item>
          <text:p text:style-name="P68">Convert 32-bit floating-point source operand to the 32-bit integer destination operand. </text:p>
        </text:list-item>
      </text:list>
      <text:p text:style-name="P1">cvtss2si <text:s text:c="3"/>&lt;register&gt; , &lt;source&gt;</text:p>
      <text:list xml:id="list1973356808" text:style-name="L98">
        <text:list-item>
          <text:p text:style-name="P69">Convert 64-bit floating-point source operand to the 32-bit integer destination operand. </text:p>
        </text:list-item>
      </text:list>
      <text:p text:style-name="P1">cvtsd2si <text:s text:c="3"/>&lt;register&gt; , &lt;source&gt;</text:p>
      <text:list xml:id="list3937523956" text:style-name="L99">
        <text:list-item>
          <text:p text:style-name="P70">Convert 32-bit integer source operand to the 32bit floating-point destination operand. </text:p>
        </text:list-item>
      </text:list>
      <text:p text:style-name="P1">cvtsi2ss <text:s text:c="3"/>&lt;RX-destination&gt; , &lt;source&gt;</text:p>
      <text:list xml:id="list1213513384" text:style-name="L100">
        <text:list-item>
          <text:p text:style-name="P71">Convert 32-bit integer source operand to the 64bit floating-point destination operand. </text:p>
        </text:list-item>
      </text:list>
      <text:p text:style-name="P1">cvtsi2sd <text:s text:c="3"/>&lt;RX-destination&gt; , &lt;source&gt;</text:p>
      <text:p text:style-name="Text_20_body"><text:span text:style-name="Strong_20_Emphasis">Floating Point Arithmetic Instructions</text:span></text:p>
      <text:p text:style-name="Preformatted_20_Text">addss <text:s/>&lt;RX_destination&gt; , &lt;source&gt;</text:p>
      <text:p text:style-name="Preformatted_20_Text"/>
      <text:p text:style-name="Preformatted_20_Text">addsd <text:s/>&lt;RX_destination&gt; , &lt;source&gt;</text:p>
      <text:p text:style-name="Preformatted_20_Text"/>
      <text:p text:style-name="Preformatted_20_Text">subss <text:s/>&lt;RX_destination&gt; , &lt;source&gt;</text:p>
      <text:p text:style-name="Preformatted_20_Text"/>
      <text:p text:style-name="Preformatted_20_Text">subsd <text:s/>&lt;RX_destination&gt; , &lt;source&gt;</text:p>
      <text:p text:style-name="Preformatted_20_Text"/>
      <text:p text:style-name="Preformatted_20_Text">mulss <text:s/>&lt;RX_destination&gt; , &lt;source&gt;</text:p>
      <text:p text:style-name="Preformatted_20_Text"/>
      <text:p text:style-name="Preformatted_20_Text">mulsd <text:s/>&lt;RX_destination&gt; , &lt;source&gt;</text:p>
      <text:p text:style-name="Preformatted_20_Text"/>
      <text:p text:style-name="Preformatted_20_Text">divss <text:s/>&lt;RX_destination&gt; , &lt;source&gt;</text:p>
      <text:p text:style-name="Preformatted_20_Text"/>
      <text:p text:style-name="Preformatted_20_Text"><text:soft-page-break/>divsd <text:s/>&lt;RX_destination&gt; , &lt;source&gt;</text:p>
      <text:p text:style-name="Preformatted_20_Text"/>
      <text:p text:style-name="Preformatted_20_Text">sqrtss <text:s/>&lt;RX_destination&gt; , &lt;source&gt;</text:p>
      <text:p text:style-name="Preformatted_20_Text"/>
      <text:p text:style-name="P1">sqrtsd <text:s/>&lt;RX_destination&gt; , &lt;source&gt;</text:p>
      <text:p text:style-name="Text_20_body"><text:span text:style-name="Strong_20_Emphasis">Floating Point Control Instructions</text:span></text:p>
      <text:p text:style-name="Preformatted_20_Text">ucomiss &lt;RX_source&gt; , &lt;source&gt;</text:p>
      <text:p text:style-name="Preformatted_20_Text"/>
      <text:p text:style-name="P1">ucomisd &lt;RX_source&gt; , &lt;source&gt;</text:p>
      <text:p text:style-name="Text_20_body"><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9-01T19:25:24.816280642</meta:creation-date>
    <dc:date>2025-09-01T19:27:24.586349255</dc:date>
    <dc:creator>Peter Glen</dc:creator>
    <meta:editing-duration>PT2M1S</meta:editing-duration>
    <meta:editing-cycles>1</meta:editing-cycles>
    <meta:document-statistic meta:table-count="16" meta:image-count="1" meta:object-count="0" meta:page-count="14" meta:paragraph-count="598" meta:word-count="2279" meta:character-count="13499" meta:non-whitespace-character-count="11147"/>
    <meta:generator>LibreOffice/7.3.7.2$Linux_X86_64 LibreOffice_project/30$Build-2</meta:generator>
  </office:meta>
</office:document-meta>
</file>